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]-[.B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]-[.B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]-[.B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]-[.B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]-[.B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]-[.B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]-[.B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]-[.B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]-[.B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0]-[.B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1]-[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2]-[.B1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3]-[.B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4]-[.B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15]-[.B1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6]-[.B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]-[.B1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]-[.B1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9]-[.B1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20]-[.B1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]-[.B1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2]-[.B2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3]-[.B2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4]-[.B2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]-[.B2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6]-[.B2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27]-[.B2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]-[.B26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9]-[.B2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]-[.B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1]-[.B2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2]-[.B3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3]-[.B3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4]-[.B3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5]-[.B3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6]-[.B3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7]-[.B3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8]-[.B3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]-[.B3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0]-[.B38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1]-[.B3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42]-[.B4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43]-[.B4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4]-[.B4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5]-[.B4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6]-[.B4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47]-[.B45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8]-[.B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49]-[.B4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0]-[.B4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1]-[.B4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2]-[.B5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3]-[.B5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54]-[.B5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]-[.B5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6]-[.B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7]-[.B5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58]-[.B5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9]-[.B5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0]-[.B5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61]-[.B5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2]-[.B6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3]-[.B6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4]-[.B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5]-[.B6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6]-[.B6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]-[.B6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8]-[.B6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]-[.B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70]-[.B6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1]-[.B6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2]-[.B7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73]-[.B7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4]-[.B7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5]-[.B7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6]-[.B7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]-[.B7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78]-[.B7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79]-[.B7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0]-[.B7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81]-[.B7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2]-[.B8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83]-[.B8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84]-[.B8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85]-[.B8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6]-[.B8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7]-[.B8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8]-[.B8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89]-[.B8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0]-[.B8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91]-[.B8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92]-[.B9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3]-[.B91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94]-[.B9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95]-[.B9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6]-[.B9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97]-[.B9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98]-[.B9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99]-[.B9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00]-[.B9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1]-[.B9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02]-[.B10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03]-[.B101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04]-[.B10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05]-[.B10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06]-[.B10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7]-[.B10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8]-[.B1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109]-[.B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10]-[.B10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11]-[.B10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112]-[.B1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13]-[.B11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14]-[.B11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15]-[.B11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16]-[.B11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17]-[.B11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18]-[.B11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19]-[.B11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20]-[.B1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121]-[.B11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22]-[.B12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23]-[.B12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24]-[.B12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25]-[.B12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6]-[.B12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27]-[.B12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28]-[.B126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129]-[.B12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30]-[.B12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31]-[.B12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32]-[.B13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33]-[.B13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34]-[.B13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35]-[.B13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36]-[.B13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7]-[.B13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38]-[.B13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39]-[.B13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40]-[.B1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41]-[.B13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2]-[.B14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43]-[.B14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44]-[.B142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145]-[.B14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46]-[.B14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47]-[.B14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48]-[.B14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49]-[.B14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50]-[.B14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51]-[.B14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52]-[.B15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3]-[.B151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54]-[.B1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55]-[.B15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56]-[.B15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57]-[.B1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58]-[.B15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9]-[.B15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60]-[.B15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1]-[.B15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62]-[.B16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63]-[.B16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4]-[.B16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65]-[.B16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6]-[.B16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67]-[.B16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68]-[.B16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69]-[.B1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70]-[.B16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71]-[.B16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72]-[.B17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73]-[.B17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174]-[.B17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75]-[.B17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6]-[.B17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77]-[.B17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78]-[.B17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79]-[.B17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0]-[.B17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1]-[.B17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2]-[.B18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83]-[.B18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84]-[.B18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85]-[.B1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86]-[.B1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187]-[.B18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88]-[.B18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89]-[.B18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90]-[.B1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91]-[.B1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92]-[.B19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93]-[.B191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94]-[.B192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95]-[.B1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6]-[.B19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97]-[.B19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98]-[.B19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99]-[.B19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0]-[.B19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01]-[.B19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2]-[.B20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03]-[.B20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4]-[.B20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05]-[.B20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6]-[.B20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07]-[.B20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208]-[.B20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09]-[.B207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10]-[.B20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211]-[.B20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212]-[.B21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3]-[.B21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14]-[.B21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15]-[.B2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16]-[.B21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217]-[.B21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8]-[.B21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19]-[.B21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20]-[.B21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1]-[.B21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2]-[.B22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3]-[.B22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24]-[.B2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225]-[.B223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26]-[.B22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7]-[.B22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8]-[.B22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229]-[.B22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230]-[.B22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31]-[.B22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32]-[.B23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33]-[.B2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34]-[.B23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35]-[.B23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36]-[.B23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237]-[.B23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38]-[.B23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39]-[.B23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40]-[.B23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41]-[.B23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42]-[.B24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43]-[.B2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44]-[.B24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45]-[.B2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46]-[.B24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47]-[.B24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8]-[.B2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249]-[.B24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50]-[.B24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51]-[.B24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52]-[.B2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253]-[.B25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4]-[.B25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55]-[.B25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56]-[.B25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57]-[.B25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58]-[.B25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59]-[.B25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60]-[.B25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61]-[.B25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62]-[.B26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63]-[.B2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64]-[.B26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65]-[.B26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66]-[.B26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67]-[.B2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68]-[.B2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269]-[.B26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70]-[.B26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71]-[.B269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272]-[.B27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73]-[.B27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74]-[.B272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75]-[.B27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6]-[.B27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7]-[.B27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78]-[.B2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79]-[.B27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80]-[.B27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1]-[.B27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82]-[.B28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3]-[.B28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4]-[.B282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85]-[.B28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6]-[.B28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287]-[.B28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8]-[.B28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9]-[.B28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90]-[.B28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1]-[.B28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92]-[.B29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93]-[.B29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4]-[.B29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95]-[.B29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96]-[.B29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97]-[.B295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98]-[.B2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99]-[.B297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00]-[.B298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01]-[.B29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02]-[.B30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3]-[.B3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04]-[.B30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5]-[.B30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06]-[.B30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07]-[.B30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08]-[.B30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09]-[.B30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10]-[.B30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11]-[.B30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12]-[.B31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13]-[.B31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14]-[.B31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15]-[.B3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16]-[.B31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17]-[.B31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18]-[.B31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19]-[.B31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20]-[.B31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21]-[.B31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22]-[.B320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23]-[.B32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24]-[.B32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25]-[.B3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26]-[.B3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27]-[.B32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328]-[.B32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29]-[.B32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30]-[.B32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31]-[.B32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2]-[.B33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3]-[.B33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34]-[.B332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35]-[.B33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36]-[.B3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37]-[.B33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38]-[.B3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339]-[.B33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340]-[.B3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41]-[.B33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2]-[.B3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43]-[.B34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4]-[.B34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45]-[.B34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46]-[.B34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47]-[.B34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48]-[.B34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9]-[.B3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50]-[.B34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51]-[.B34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52]-[.B35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53]-[.B35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54]-[.B35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55]-[.B35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56]-[.B35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57]-[.B35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58]-[.B35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59]-[.B35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60]-[.B35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61]-[.B35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62]-[.B36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363]-[.B3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64]-[.B362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65]-[.B3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66]-[.B36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367]-[.B36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68]-[.B36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69]-[.B36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70]-[.B36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71]-[.B36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2]-[.B37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3]-[.B37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74]-[.B37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5]-[.B37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6]-[.B37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77]-[.B37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78]-[.B37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79]-[.B37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80]-[.B37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81]-[.B37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2]-[.B38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3]-[.B38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84]-[.B38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85]-[.B38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86]-[.B38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87]-[.B385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388]-[.B38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89]-[.B3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90]-[.B38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91]-[.B38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2]-[.B39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93]-[.B39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4]-[.B3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95]-[.B39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96]-[.B39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7]-[.B39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98]-[.B39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99]-[.B39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0]-[.B39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01]-[.B39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02]-[.B40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03]-[.B401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04]-[.B40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05]-[.B40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06]-[.B40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07]-[.B40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8]-[.B40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09]-[.B40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0]-[.B40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11]-[.B40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12]-[.B41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13]-[.B41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4]-[.B41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15]-[.B4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6]-[.B41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17]-[.B41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18]-[.B41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19]-[.B41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20]-[.B41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21]-[.B41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22]-[.B420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23]-[.B4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424]-[.B42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25]-[.B42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26]-[.B42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27]-[.B42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28]-[.B42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29]-[.B42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30]-[.B42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31]-[.B4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32]-[.B43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3]-[.B431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34]-[.B43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435]-[.B43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36]-[.B43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37]-[.B43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38]-[.B43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39]-[.B43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40]-[.B43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41]-[.B43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42]-[.B44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43]-[.B4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44]-[.B44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445]-[.B44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46]-[.B44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447]-[.B44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448]-[.B44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49]-[.B44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50]-[.B44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51]-[.B4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2]-[.B45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53]-[.B45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54]-[.B45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55]-[.B45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56]-[.B45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57]-[.B4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458]-[.B45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59]-[.B45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60]-[.B45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61]-[.B4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62]-[.B46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63]-[.B46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64]-[.B4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65]-[.B46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66]-[.B46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467]-[.B46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68]-[.B46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69]-[.B46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470]-[.B46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71]-[.B4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472]-[.B47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73]-[.B47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74]-[.B47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5]-[.B47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6]-[.B47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77]-[.B47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78]-[.B47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79]-[.B47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80]-[.B47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81]-[.B47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82]-[.B4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483]-[.B4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84]-[.B48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85]-[.B48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486]-[.B48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87]-[.B48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88]-[.B48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89]-[.B48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90]-[.B48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91]-[.B48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92]-[.B49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93]-[.B4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4]-[.B49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495]-[.B49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6]-[.B4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97]-[.B49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98]-[.B49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99]-[.B49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0]-[.B49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01]-[.B49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02]-[.B50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03]-[.B50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04]-[.B50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5]-[.B50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06]-[.B50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07]-[.B50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08]-[.B50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09]-[.B50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10]-[.B50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1]-[.B50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2]-[.B51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13]-[.B511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514]-[.B51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15]-[.B51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516]-[.B51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17]-[.B51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8]-[.B51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9]-[.B51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0]-[.B518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1]-[.B519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22]-[.B52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3]-[.B52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24]-[.B52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5]-[.B52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26]-[.B5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7]-[.B52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28]-[.B52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29]-[.B52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30]-[.B52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31]-[.B52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2]-[.B53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33]-[.B53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34]-[.B53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35]-[.B53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36]-[.B5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7]-[.B53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38]-[.B53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39]-[.B53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40]-[.B53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41]-[.B53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42]-[.B5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543]-[.B54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44]-[.B54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45]-[.B54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546]-[.B54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47]-[.B54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48]-[.B54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49]-[.B54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50]-[.B5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51]-[.B549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552]-[.B55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553]-[.B5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554]-[.B55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55]-[.B55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6]-[.B55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57]-[.B55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58]-[.B55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559]-[.B55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60]-[.B55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561]-[.B55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562]-[.B56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563]-[.B56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64]-[.B5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65]-[.B56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66]-[.B56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67]-[.B56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68]-[.B56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69]-[.B56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0]-[.B56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71]-[.B56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72]-[.B57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73]-[.B57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4]-[.B57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75]-[.B57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76]-[.B574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77]-[.B57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578]-[.B576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79]-[.B57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80]-[.B57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81]-[.B57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82]-[.B58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83]-[.B58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84]-[.B58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85]-[.B58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86]-[.B584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87]-[.B58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88]-[.B58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589]-[.B58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90]-[.B5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91]-[.B58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92]-[.B59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93]-[.B59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94]-[.B59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95]-[.B59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96]-[.B59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97]-[.B59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98]-[.B59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599]-[.B597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600]-[.B59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01]-[.B59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02]-[.B6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03]-[.B60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4]-[.B60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05]-[.B60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06]-[.B60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07]-[.B60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8]-[.B60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609]-[.B60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10]-[.B60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11]-[.B60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12]-[.B61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13]-[.B6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614]-[.B61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15]-[.B6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16]-[.B61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17]-[.B61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18]-[.B61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19]-[.B61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20]-[.B61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21]-[.B61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22]-[.B620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3]-[.B62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4]-[.B62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5]-[.B6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26]-[.B62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27]-[.B6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28]-[.B62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29]-[.B6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30]-[.B62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31]-[.B62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632]-[.B63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33]-[.B63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34]-[.B6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35]-[.B63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36]-[.B63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37]-[.B63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38]-[.B63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39]-[.B63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40]-[.B63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41]-[.B63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42]-[.B6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43]-[.B6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44]-[.B64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45]-[.B6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646]-[.B644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47]-[.B6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648]-[.B64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49]-[.B64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50]-[.B64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51]-[.B64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52]-[.B65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53]-[.B65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54]-[.B65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55]-[.B65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656]-[.B65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57]-[.B65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58]-[.B65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59]-[.B65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660]-[.B65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1]-[.B65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2]-[.B66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63]-[.B66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64]-[.B66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5]-[.B66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66]-[.B66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7]-[.B6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68]-[.B666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669]-[.B6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70]-[.B668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71]-[.B66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72]-[.B67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73]-[.B67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74]-[.B67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75]-[.B67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76]-[.B67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77]-[.B67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78]-[.B67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79]-[.B67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80]-[.B67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81]-[.B6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682]-[.B68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83]-[.B68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84]-[.B68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85]-[.B68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86]-[.B68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687]-[.B68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88]-[.B68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89]-[.B68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690]-[.B68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691]-[.B68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692]-[.B69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93]-[.B69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94]-[.B69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95]-[.B6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96]-[.B6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7]-[.B69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98]-[.B69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99]-[.B69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700]-[.B69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01]-[.B69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2]-[.B70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03]-[.B70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04]-[.B702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5]-[.B70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6]-[.B7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707]-[.B70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708]-[.B70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9]-[.B7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10]-[.B708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711]-[.B70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12]-[.B710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13]-[.B71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14]-[.B7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15]-[.B7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716]-[.B71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17]-[.B71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18]-[.B71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19]-[.B71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0]-[.B71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1]-[.B71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2]-[.B72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3]-[.B72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4]-[.B72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5]-[.B7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6]-[.B7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727]-[.B72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28]-[.B72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729]-[.B72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0]-[.B72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31]-[.B7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2]-[.B73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33]-[.B73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34]-[.B73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35]-[.B73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6]-[.B7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37]-[.B7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738]-[.B73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39]-[.B73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740]-[.B7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41]-[.B73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42]-[.B74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43]-[.B741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744]-[.B74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45]-[.B74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46]-[.B74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47]-[.B74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748]-[.B74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749]-[.B74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50]-[.B74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51]-[.B74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2]-[.B75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53]-[.B75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54]-[.B75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55]-[.B75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56]-[.B75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57]-[.B755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58]-[.B75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59]-[.B75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0]-[.B758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61]-[.B75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62]-[.B7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63]-[.B76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64]-[.B76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65]-[.B76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6]-[.B764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67]-[.B76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68]-[.B766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69]-[.B76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0]-[.B76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1]-[.B7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772]-[.B77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3]-[.B77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774]-[.B77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75]-[.B77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6]-[.B77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77]-[.B7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778]-[.B77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79]-[.B77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80]-[.B77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81]-[.B77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82]-[.B78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83]-[.B78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84]-[.B78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85]-[.B783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786]-[.B78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87]-[.B78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88]-[.B78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89]-[.B78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90]-[.B788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91]-[.B78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92]-[.B790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93]-[.B79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94]-[.B79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95]-[.B7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96]-[.B79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97]-[.B79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98]-[.B79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99]-[.B79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800]-[.B79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01]-[.B79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02]-[.B80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803]-[.B80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804]-[.B80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05]-[.B80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806]-[.B80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07]-[.B80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08]-[.B80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809]-[.B80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10]-[.B80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811]-[.B80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812]-[.B810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13]-[.B811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14]-[.B812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815]-[.B81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816]-[.B8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817]-[.B81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818]-[.B8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19]-[.B8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820]-[.B81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821]-[.B81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822]-[.B82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23]-[.B821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824]-[.B82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825]-[.B82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26]-[.B8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27]-[.B82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828]-[.B826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29]-[.B8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830]-[.B82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31]-[.B8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32]-[.B83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833]-[.B83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834]-[.B8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835]-[.B8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836]-[.B83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A837]-[.B83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838]-[.B83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39]-[.B837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840]-[.B8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841]-[.B83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42]-[.B84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43]-[.B84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44]-[.B84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45]-[.B84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46]-[.B84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847]-[.B845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848]-[.B84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849]-[.B84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50]-[.B84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51]-[.B84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852]-[.B85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853]-[.B85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54]-[.B852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855]-[.B853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856]-[.B85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57]-[.B8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58]-[.B856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859]-[.B85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860]-[.B85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861]-[.B8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862]-[.B86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863]-[.B86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864]-[.B86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65]-[.B86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866]-[.B86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67]-[.B8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868]-[.B86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69]-[.B8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870]-[.B86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871]-[.B86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72]-[.B87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873]-[.B87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874]-[.B87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75]-[.B87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76]-[.B87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77]-[.B8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78]-[.B87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79]-[.B87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880]-[.B87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881]-[.B8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882]-[.B88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883]-[.B88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884]-[.B88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85]-[.B88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886]-[.B88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87]-[.B88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88]-[.B88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889]-[.B88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890]-[.B88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91]-[.B88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92]-[.B89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93]-[.B8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94]-[.B89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95]-[.B89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96]-[.B8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97]-[.B89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898]-[.B89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99]-[.B89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00]-[.B89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901]-[.B89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902]-[.B9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903]-[.B9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904]-[.B90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905]-[.B9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906]-[.B90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907]-[.B90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908]-[.B90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909]-[.B90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910]-[.B90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911]-[.B90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912]-[.B91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913]-[.B91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914]-[.B91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915]-[.B91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916]-[.B9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917]-[.B91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918]-[.B91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919]-[.B91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920]-[.B91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921]-[.B9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922]-[.B92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923]-[.B92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924]-[.B92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25]-[.B923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926]-[.B9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927]-[.B92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928]-[.B92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929]-[.B92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930]-[.B928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931]-[.B929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932]-[.B93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33]-[.B93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934]-[.B932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935]-[.B93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936]-[.B93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937]-[.B93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38]-[.B93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939]-[.B9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940]-[.B9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941]-[.B9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942]-[.B9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943]-[.B94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44]-[.B94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945]-[.B94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946]-[.B94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947]-[.B94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948]-[.B94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49]-[.B947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950]-[.B94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951]-[.B94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52]-[.B95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953]-[.B95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954]-[.B95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955]-[.B95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56]-[.B95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957]-[.B95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958]-[.B95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959]-[.B95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960]-[.B95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961]-[.B95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962]-[.B96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963]-[.B96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964]-[.B96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65]-[.B96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966]-[.B96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967]-[.B96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968]-[.B96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969]-[.B9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970]-[.B96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971]-[.B969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972]-[.B97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973]-[.B97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974]-[.B97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975]-[.B973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976]-[.B97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977]-[.B9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978]-[.B97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979]-[.B97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80]-[.B978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981]-[.B97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982]-[.B98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983]-[.B9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984]-[.B98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985]-[.B9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986]-[.B98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987]-[.B98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988]-[.B98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89]-[.B98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990]-[.B98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991]-[.B98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992]-[.B99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993]-[.B99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994]-[.B99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995]-[.B99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996]-[.B9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997]-[.B99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998]-[.B99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999]-[.B99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000]-[.B99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001]-[.B99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1002]-[.B100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003]-[.B100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004]-[.B10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005]-[.B100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06]-[.B100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007]-[.B100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008]-[.B100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009]-[.B100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010]-[.B100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11]-[.B100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012]-[.B101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013]-[.B10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014]-[.B101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015]-[.B10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016]-[.B10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017]-[.B101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018]-[.B101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19]-[.B101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020]-[.B101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021]-[.B101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22]-[.B102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023]-[.B102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024]-[.B102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25]-[.B102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026]-[.B102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027]-[.B102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028]-[.B102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029]-[.B10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030]-[.B1028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31]-[.B102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032]-[.B103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033]-[.B103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34]-[.B103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035]-[.B103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036]-[.B103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037]-[.B103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38]-[.B103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039]-[.B103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040]-[.B103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041]-[.B103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042]-[.B104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043]-[.B104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44]-[.B104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045]-[.B104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046]-[.B104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047]-[.B10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1048]-[.B10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1049]-[.B104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50]-[.B104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051]-[.B10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052]-[.B105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1053]-[.B105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054]-[.B105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055]-[.B105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56]-[.B105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057]-[.B105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058]-[.B105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059]-[.B1057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060]-[.B105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061]-[.B10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062]-[.B10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1063]-[.B1061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64]-[.B106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065]-[.B106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066]-[.B106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67]-[.B106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068]-[.B106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069]-[.B106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070]-[.B106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71]-[.B106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072]-[.B107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73]-[.B107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74]-[.B107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075]-[.B107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076]-[.B107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077]-[.B107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078]-[.B107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079]-[.B107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80]-[.B107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81]-[.B107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082]-[.B10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083]-[.B108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084]-[.B10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085]-[.B108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86]-[.B108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87]-[.B108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088]-[.B108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089]-[.B108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90]-[.B108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91]-[.B108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092]-[.B109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093]-[.B109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094]-[.B109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095]-[.B10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096]-[.B109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097]-[.B1095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098]-[.B109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099]-[.B109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1100]-[.B109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101]-[.B10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102]-[.B110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103]-[.B110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104]-[.B110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105]-[.B110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106]-[.B110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107]-[.B110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1108]-[.B110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109]-[.B1107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1110]-[.B110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111]-[.B110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112]-[.B111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113]-[.B11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1114]-[.B11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115]-[.B111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116]-[.B111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117]-[.B111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118]-[.B111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119]-[.B111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120]-[.B11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121]-[.B111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122]-[.B112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123]-[.B112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124]-[.B112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125]-[.B1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126]-[.B112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127]-[.B112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128]-[.B112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129]-[.B112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130]-[.B112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131]-[.B11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132]-[.B11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133]-[.B113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134]-[.B113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135]-[.B113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1136]-[.B113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1137]-[.B11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138]-[.B113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139]-[.B113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140]-[.B113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141]-[.B113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142]-[.B1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1143]-[.B114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144]-[.B114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145]-[.B114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146]-[.B11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1147]-[.B114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148]-[.B114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149]-[.B114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1150]-[.B114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151]-[.B11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152]-[.B115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153]-[.B1151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154]-[.B115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155]-[.B115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156]-[.B1154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157]-[.B115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158]-[.B1156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159]-[.B115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160]-[.B115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161]-[.B11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1162]-[.B116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163]-[.B116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164]-[.B11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165]-[.B116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166]-[.B116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167]-[.B116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168]-[.B1166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169]-[.B116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170]-[.B116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171]-[.B11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1172]-[.B117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173]-[.B117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174]-[.B117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175]-[.B117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176]-[.B117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177]-[.B117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178]-[.B117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179]-[.B117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180]-[.B11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181]-[.B117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182]-[.B118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183]-[.B11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184]-[.B118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185]-[.B118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186]-[.B118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187]-[.B118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188]-[.B118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189]-[.B118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190]-[.B118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191]-[.B11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192]-[.B119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193]-[.B119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194]-[.B119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195]-[.B119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196]-[.B119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197]-[.B119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198]-[.B119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199]-[.B119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00]-[.B119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201]-[.B119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02]-[.B120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203]-[.B120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204]-[.B12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205]-[.B120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206]-[.B120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207]-[.B120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208]-[.B120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09]-[.B120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210]-[.B12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211]-[.B120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212]-[.B121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213]-[.B1211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214]-[.B1212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215]-[.B12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16]-[.B12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217]-[.B121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218]-[.B121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219]-[.B121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220]-[.B121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21]-[.B121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222]-[.B122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223]-[.B122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24]-[.B122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225]-[.B12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226]-[.B122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227]-[.B122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228]-[.B122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229]-[.B12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30]-[.B122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231]-[.B122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232]-[.B123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233]-[.B12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234]-[.B123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235]-[.B123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36]-[.B123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237]-[.B123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238]-[.B123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239]-[.B123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240]-[.B1238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241]-[.B123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42]-[.B124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243]-[.B12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1244]-[.B124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245]-[.B124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46]-[.B12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247]-[.B124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1248]-[.B124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249]-[.B1247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250]-[.B124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251]-[.B12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252]-[.B125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253]-[.B125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254]-[.B125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255]-[.B125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256]-[.B125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257]-[.B125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258]-[.B125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259]-[.B125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60]-[.B125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1261]-[.B12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62]-[.B126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263]-[.B126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64]-[.B12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65]-[.B126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266]-[.B126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67]-[.B12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1268]-[.B126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269]-[.B126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270]-[.B126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271]-[.B126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272]-[.B1270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273]-[.B127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274]-[.B127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275]-[.B12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276]-[.B1274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277]-[.B127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278]-[.B127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279]-[.B1277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80]-[.B127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281]-[.B127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282]-[.B128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283]-[.B12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284]-[.B128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285]-[.B128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86]-[.B12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287]-[.B128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288]-[.B128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289]-[.B128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290]-[.B128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291]-[.B12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292]-[.B129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293]-[.B129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294]-[.B129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295]-[.B129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296]-[.B129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297]-[.B129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298]-[.B129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299]-[.B129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00]-[.B12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301]-[.B129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302]-[.B130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303]-[.B130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304]-[.B130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1305]-[.B130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306]-[.B130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307]-[.B130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08]-[.B130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309]-[.B130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310]-[.B1308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1311]-[.B130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12]-[.B131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313]-[.B131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314]-[.B131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315]-[.B131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16]-[.B13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317]-[.B131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18]-[.B1316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19]-[.B131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320]-[.B131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21]-[.B1319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22]-[.B132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323]-[.B132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324]-[.B13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1325]-[.B132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326]-[.B13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327]-[.B132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28]-[.B132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29]-[.B132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330]-[.B132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31]-[.B13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332]-[.B133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33]-[.B13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334]-[.B13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35]-[.B1333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336]-[.B133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337]-[.B13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1338]-[.B13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339]-[.B133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340]-[.B133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341]-[.B133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42]-[.B134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43]-[.B134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44]-[.B134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45]-[.B13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346]-[.B1344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347]-[.B13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348]-[.B134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349]-[.B134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50]-[.B134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51]-[.B134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352]-[.B135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353]-[.B135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354]-[.B13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1355]-[.B135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1356]-[.B135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357]-[.B135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358]-[.B135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59]-[.B135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360]-[.B135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361]-[.B135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62]-[.B136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363]-[.B136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64]-[.B1362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365]-[.B136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66]-[.B1364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367]-[.B136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368]-[.B136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369]-[.B136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370]-[.B13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371]-[.B136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372]-[.B137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373]-[.B137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74]-[.B137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75]-[.B137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76]-[.B137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377]-[.B13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78]-[.B1376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79]-[.B137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380]-[.B1378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81]-[.B1379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82]-[.B138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383]-[.B138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384]-[.B138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385]-[.B138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386]-[.B138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87]-[.B138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388]-[.B138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1389]-[.B138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390]-[.B138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391]-[.B138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392]-[.B139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393]-[.B139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94]-[.B1392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395]-[.B139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396]-[.B139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97]-[.B13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398]-[.B1396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399]-[.B139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00]-[.B139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401]-[.B139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402]-[.B1400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403]-[.B140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404]-[.B140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405]-[.B140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406]-[.B140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407]-[.B14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1408]-[.B1406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09]-[.B140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410]-[.B140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411]-[.B1409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412]-[.B141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13]-[.B141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414]-[.B141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415]-[.B1413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416]-[.B141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1417]-[.B141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1418]-[.B141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419]-[.B141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420]-[.B14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421]-[.B141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422]-[.B142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423]-[.B14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1424]-[.B142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425]-[.B142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426]-[.B142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427]-[.B142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428]-[.B142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429]-[.B142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30]-[.B142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431]-[.B142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432]-[.B143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433]-[.B143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434]-[.B14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435]-[.B143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1436]-[.B143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437]-[.B14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438]-[.B143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439]-[.B143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440]-[.B143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41]-[.B143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442]-[.B144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443]-[.B144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444]-[.B144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445]-[.B144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446]-[.B144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447]-[.B144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448]-[.B144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449]-[.B144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450]-[.B144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451]-[.B144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452]-[.B145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453]-[.B145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454]-[.B145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455]-[.B145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456]-[.B145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1457]-[.B145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458]-[.B145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459]-[.B145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460]-[.B145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461]-[.B14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1462]-[.B146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463]-[.B146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64]-[.B14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465]-[.B14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1466]-[.B146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467]-[.B146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468]-[.B14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69]-[.B146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70]-[.B146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471]-[.B146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472]-[.B147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473]-[.B147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74]-[.B147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475]-[.B147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76]-[.B147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77]-[.B1475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478]-[.B147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479]-[.B147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80]-[.B147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481]-[.B147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82]-[.B14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1483]-[.B148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484]-[.B148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485]-[.B148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86]-[.B148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487]-[.B148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488]-[.B148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489]-[.B148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490]-[.B148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1491]-[.B148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492]-[.B149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493]-[.B149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94]-[.B149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495]-[.B14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496]-[.B149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497]-[.B1495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498]-[.B149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499]-[.B149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500]-[.B149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501]-[.B149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02]-[.B150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503]-[.B150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504]-[.B150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505]-[.B1503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506]-[.B15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1507]-[.B150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508]-[.B150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509]-[.B150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510]-[.B150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11]-[.B150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512]-[.B151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13]-[.B151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14]-[.B151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515]-[.B151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16]-[.B151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17]-[.B151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518]-[.B151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19]-[.B151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20]-[.B15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521]-[.B151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522]-[.B152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23]-[.B152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524]-[.B152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525]-[.B152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526]-[.B152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1527]-[.B152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28]-[.B152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29]-[.B15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530]-[.B15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531]-[.B152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532]-[.B15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533]-[.B153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534]-[.B153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35]-[.B153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536]-[.B153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1537]-[.B153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38]-[.B153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39]-[.B15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540]-[.B153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541]-[.B153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542]-[.B154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543]-[.B154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544]-[.B154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45]-[.B154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546]-[.B154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47]-[.B1545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548]-[.B154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549]-[.B154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550]-[.B154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51]-[.B154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552]-[.B155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53]-[.B155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54]-[.B155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555]-[.B155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A1556]-[.B155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557]-[.B15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1558]-[.B155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559]-[.B155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560]-[.B155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561]-[.B155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562]-[.B1560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563]-[.B156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564]-[.B15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565]-[.B156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566]-[.B156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67]-[.B156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568]-[.B156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69]-[.B156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570]-[.B156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571]-[.B156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572]-[.B157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73]-[.B157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74]-[.B157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575]-[.B15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1576]-[.B157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577]-[.B157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578]-[.B157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79]-[.B157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80]-[.B157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81]-[.B157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582]-[.B15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1583]-[.B1581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1584]-[.B158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585]-[.B158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86]-[.B158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87]-[.B158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588]-[.B158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589]-[.B158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590]-[.B1588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1591]-[.B158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592]-[.B159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93]-[.B159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594]-[.B159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95]-[.B15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596]-[.B159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597]-[.B159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1598]-[.B159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599]-[.B159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600]-[.B159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601]-[.B1599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1602]-[.B160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603]-[.B160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604]-[.B160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05]-[.B1603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06]-[.B160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607]-[.B160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608]-[.B160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609]-[.B160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1610]-[.B160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611]-[.B160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612]-[.B161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613]-[.B1611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A1614]-[.B161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615]-[.B161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616]-[.B161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617]-[.B161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618]-[.B16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619]-[.B161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20]-[.B161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621]-[.B161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622]-[.B1620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623]-[.B162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624]-[.B162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25]-[.B162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626]-[.B162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627]-[.B162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628]-[.B16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629]-[.B162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630]-[.B162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631]-[.B162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632]-[.B16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633]-[.B163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1634]-[.B163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635]-[.B1633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636]-[.B1634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637]-[.B16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638]-[.B16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639]-[.B163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640]-[.B1638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641]-[.B16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642]-[.B164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643]-[.B164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644]-[.B164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645]-[.B164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646]-[.B164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47]-[.B164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648]-[.B16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649]-[.B1647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650]-[.B164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651]-[.B164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652]-[.B165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1653]-[.B165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654]-[.B165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655]-[.B165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656]-[.B165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657]-[.B165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658]-[.B165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659]-[.B165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660]-[.B165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661]-[.B165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62]-[.B166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663]-[.B166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664]-[.B166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665]-[.B1663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66]-[.B166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667]-[.B1665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68]-[.B16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669]-[.B166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670]-[.B166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671]-[.B166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672]-[.B167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673]-[.B167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674]-[.B167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675]-[.B167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676]-[.B167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677]-[.B167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678]-[.B167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679]-[.B167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680]-[.B167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681]-[.B167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682]-[.B16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683]-[.B168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84]-[.B168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85]-[.B16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686]-[.B168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687]-[.B168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88]-[.B16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1689]-[.B168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690]-[.B168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691]-[.B168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692]-[.B169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693]-[.B16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94]-[.B169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695]-[.B169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696]-[.B169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697]-[.B16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698]-[.B16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699]-[.B169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700]-[.B169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701]-[.B169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702]-[.B17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703]-[.B17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704]-[.B170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705]-[.B170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706]-[.B170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707]-[.B170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708]-[.B170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709]-[.B170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710]-[.B170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11]-[.B170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712]-[.B171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713]-[.B171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714]-[.B171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15]-[.B171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16]-[.B1714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17]-[.B171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718]-[.B171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719]-[.B171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720]-[.B171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721]-[.B171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722]-[.B17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723]-[.B172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724]-[.B172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725]-[.B172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726]-[.B172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727]-[.B172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1728]-[.B172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729]-[.B172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30]-[.B17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731]-[.B172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732]-[.B173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733]-[.B173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734]-[.B173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35]-[.B173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736]-[.B173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737]-[.B173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738]-[.B173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739]-[.B173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740]-[.B17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741]-[.B173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742]-[.B174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743]-[.B174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744]-[.B174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745]-[.B174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46]-[.B17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747]-[.B174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48]-[.B174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749]-[.B174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750]-[.B174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751]-[.B17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752]-[.B175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53]-[.B175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54]-[.B175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55]-[.B175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756]-[.B175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757]-[.B175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758]-[.B175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759]-[.B175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760]-[.B175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761]-[.B175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762]-[.B176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1763]-[.B176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64]-[.B176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765]-[.B17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766]-[.B1764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1767]-[.B176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768]-[.B176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769]-[.B176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770]-[.B176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771]-[.B176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772]-[.B177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773]-[.B177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774]-[.B177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775]-[.B177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76]-[.B177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77]-[.B1775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778]-[.B177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779]-[.B177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780]-[.B17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1781]-[.B177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782]-[.B17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783]-[.B178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784]-[.B178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785]-[.B178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86]-[.B178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787]-[.B178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788]-[.B178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789]-[.B178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790]-[.B178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91]-[.B178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792]-[.B179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793]-[.B179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794]-[.B179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795]-[.B179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796]-[.B179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797]-[.B179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798]-[.B179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799]-[.B179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00]-[.B179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01]-[.B179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802]-[.B180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803]-[.B180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804]-[.B180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05]-[.B180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06]-[.B180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807]-[.B1805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808]-[.B180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809]-[.B180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810]-[.B180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811]-[.B180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12]-[.B181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813]-[.B181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814]-[.B1812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15]-[.B181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16]-[.B1814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17]-[.B181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1818]-[.B181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1819]-[.B181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820]-[.B181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821]-[.B181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822]-[.B182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23]-[.B182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824]-[.B182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825]-[.B182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826]-[.B182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27]-[.B182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28]-[.B182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829]-[.B182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1830]-[.B182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831]-[.B182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32]-[.B183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33]-[.B1831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34]-[.B183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835]-[.B183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36]-[.B18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837]-[.B183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838]-[.B183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39]-[.B183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840]-[.B183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41]-[.B183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842]-[.B18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843]-[.B184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844]-[.B18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845]-[.B184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846]-[.B18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847]-[.B184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1848]-[.B184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49]-[.B184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850]-[.B184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51]-[.B18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852]-[.B185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53]-[.B185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854]-[.B185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55]-[.B18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856]-[.B185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857]-[.B185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858]-[.B185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59]-[.B185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60]-[.B185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861]-[.B1859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862]-[.B186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863]-[.B186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864]-[.B186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65]-[.B186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866]-[.B186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867]-[.B186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68]-[.B186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869]-[.B18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870]-[.B186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871]-[.B186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1872]-[.B187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73]-[.B187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874]-[.B187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875]-[.B187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876]-[.B187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1877]-[.B187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878]-[.B187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879]-[.B187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880]-[.B187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881]-[.B187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882]-[.B18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883]-[.B18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84]-[.B188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885]-[.B188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86]-[.B188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887]-[.B188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888]-[.B188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889]-[.B188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890]-[.B188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91]-[.B188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1892]-[.B189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893]-[.B189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894]-[.B189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95]-[.B189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896]-[.B189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897]-[.B1895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898]-[.B189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899]-[.B189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900]-[.B189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901]-[.B189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902]-[.B1900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1903]-[.B190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904]-[.B190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905]-[.B190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906]-[.B190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07]-[.B190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908]-[.B190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09]-[.B19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910]-[.B190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911]-[.B190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912]-[.B191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913]-[.B191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914]-[.B191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915]-[.B19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916]-[.B191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917]-[.B191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918]-[.B191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919]-[.B191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1920]-[.B191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921]-[.B191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922]-[.B192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923]-[.B192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924]-[.B192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925]-[.B19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926]-[.B192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27]-[.B192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928]-[.B19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929]-[.B192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930]-[.B192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31]-[.B192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932]-[.B193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33]-[.B19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934]-[.B19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935]-[.B193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936]-[.B19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937]-[.B193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1938]-[.B193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939]-[.B193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940]-[.B19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41]-[.B193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942]-[.B194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943]-[.B194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944]-[.B194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45]-[.B194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1946]-[.B194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947]-[.B19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1948]-[.B194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949]-[.B194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950]-[.B194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951]-[.B194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52]-[.B195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53]-[.B195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954]-[.B195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955]-[.B195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956]-[.B195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957]-[.B19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958]-[.B195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959]-[.B195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1960]-[.B195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961]-[.B195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62]-[.B196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963]-[.B19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964]-[.B196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965]-[.B196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966]-[.B196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67]-[.B1965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968]-[.B19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969]-[.B196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970]-[.B196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971]-[.B196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972]-[.B197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973]-[.B197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74]-[.B19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975]-[.B19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1976]-[.B197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977]-[.B197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978]-[.B197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979]-[.B197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80]-[.B197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981]-[.B197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982]-[.B198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983]-[.B198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984]-[.B198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985]-[.B19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986]-[.B198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1987]-[.B198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988]-[.B198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989]-[.B198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990]-[.B198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991]-[.B198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992]-[.B199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1993]-[.B19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94]-[.B199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95]-[.B199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996]-[.B199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997]-[.B199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998]-[.B199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999]-[.B199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2000]-[.B199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01]-[.B199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02]-[.B200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03]-[.B200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004]-[.B200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005]-[.B200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2006]-[.B200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07]-[.B200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08]-[.B200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09]-[.B200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10]-[.B20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011]-[.B200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12]-[.B201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13]-[.B201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014]-[.B201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015]-[.B201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016]-[.B20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17]-[.B201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18]-[.B201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19]-[.B20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2020]-[.B201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021]-[.B201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022]-[.B202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023]-[.B202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024]-[.B202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025]-[.B202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26]-[.B202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27]-[.B202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28]-[.B202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029]-[.B202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30]-[.B202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31]-[.B202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32]-[.B203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33]-[.B203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034]-[.B203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035]-[.B203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036]-[.B20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037]-[.B20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2038]-[.B203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039]-[.B203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40]-[.B203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041]-[.B203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042]-[.B204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043]-[.B204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044]-[.B204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045]-[.B20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46]-[.B204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47]-[.B20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2048]-[.B204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49]-[.B204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050]-[.B204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51]-[.B20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052]-[.B205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53]-[.B205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054]-[.B205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055]-[.B205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056]-[.B205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057]-[.B205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58]-[.B205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2059]-[.B205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60]-[.B20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2061]-[.B2059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062]-[.B206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63]-[.B206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64]-[.B206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65]-[.B206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066]-[.B206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67]-[.B206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68]-[.B20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069]-[.B206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2070]-[.B206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071]-[.B206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072]-[.B207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73]-[.B207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74]-[.B207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75]-[.B207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076]-[.B207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077]-[.B207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78]-[.B207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79]-[.B207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80]-[.B207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81]-[.B207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082]-[.B208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83]-[.B20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084]-[.B208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085]-[.B208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086]-[.B208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87]-[.B208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088]-[.B208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89]-[.B208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90]-[.B208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91]-[.B20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092]-[.B209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93]-[.B209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2094]-[.B209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095]-[.B209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96]-[.B20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97]-[.B209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098]-[.B209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099]-[.B209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100]-[.B209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101]-[.B209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02]-[.B2100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2103]-[.B210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2104]-[.B210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105]-[.B210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06]-[.B2104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2107]-[.B210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108]-[.B210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2109]-[.B210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10]-[.B210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111]-[.B210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112]-[.B21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2113]-[.B211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114]-[.B211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115]-[.B211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116]-[.B21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2117]-[.B211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118]-[.B211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19]-[.B21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2120]-[.B211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2121]-[.B211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122]-[.B21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2123]-[.B212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24]-[.B212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125]-[.B21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2126]-[.B21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2127]-[.B212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128]-[.B212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129]-[.B212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130]-[.B212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2131]-[.B212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132]-[.B21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2133]-[.B213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134]-[.B213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135]-[.B213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36]-[.B213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137]-[.B21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138]-[.B213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139]-[.B213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140]-[.B21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141]-[.B213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142]-[.B214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143]-[.B214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44]-[.B214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145]-[.B2143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2146]-[.B214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47]-[.B214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148]-[.B214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149]-[.B214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150]-[.B214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51]-[.B214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152]-[.B21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153]-[.B215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154]-[.B215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155]-[.B21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156]-[.B215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157]-[.B215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158]-[.B215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59]-[.B2157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2160]-[.B215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161]-[.B215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62]-[.B216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163]-[.B216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2164]-[.B21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165]-[.B2163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166]-[.B216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167]-[.B21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168]-[.B216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169]-[.B216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170]-[.B216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171]-[.B216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172]-[.B217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173]-[.B217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174]-[.B21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2175]-[.B217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176]-[.B217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177]-[.B217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178]-[.B217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179]-[.B217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180]-[.B217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181]-[.B217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182]-[.B2180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2183]-[.B21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2184]-[.B218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185]-[.B218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86]-[.B218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87]-[.B218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188]-[.B218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2189]-[.B218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190]-[.B218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91]-[.B21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192]-[.B219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193]-[.B219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94]-[.B219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195]-[.B2193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196]-[.B219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2197]-[.B219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198]-[.B219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2199]-[.B219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200]-[.B219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201]-[.B2199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202]-[.B2200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203]-[.B220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204]-[.B220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205]-[.B220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06]-[.B220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207]-[.B220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08]-[.B220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209]-[.B220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2210]-[.B220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11]-[.B220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212]-[.B221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213]-[.B221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14]-[.B2212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215]-[.B221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216]-[.B221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17]-[.B221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18]-[.B221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2219]-[.B221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20]-[.B221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21]-[.B221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222]-[.B222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23]-[.B22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224]-[.B222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25]-[.B22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226]-[.B22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2227]-[.B222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228]-[.B222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229]-[.B222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230]-[.B222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231]-[.B22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232]-[.B223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2233]-[.B223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234]-[.B223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2235]-[.B223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36]-[.B223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237]-[.B223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238]-[.B223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39]-[.B223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240]-[.B223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241]-[.B223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42]-[.B224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43]-[.B224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2244]-[.B224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245]-[.B224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46]-[.B22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47]-[.B224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248]-[.B224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49]-[.B224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250]-[.B224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251]-[.B224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252]-[.B225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53]-[.B225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54]-[.B225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255]-[.B225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56]-[.B225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257]-[.B2255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2258]-[.B225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259]-[.B225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60]-[.B225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261]-[.B225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2262]-[.B226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263]-[.B226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264]-[.B226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65]-[.B226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66]-[.B226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267]-[.B226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268]-[.B226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269]-[.B2267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2270]-[.B226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271]-[.B226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72]-[.B227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73]-[.B227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274]-[.B227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75]-[.B227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276]-[.B227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277]-[.B227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78]-[.B227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279]-[.B227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280]-[.B227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281]-[.B227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282]-[.B2280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283]-[.B228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284]-[.B228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85]-[.B228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286]-[.B228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2287]-[.B228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288]-[.B228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289]-[.B228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290]-[.B228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291]-[.B228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292]-[.B229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293]-[.B229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94]-[.B229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295]-[.B229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96]-[.B22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297]-[.B229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298]-[.B229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299]-[.B229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300]-[.B229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01]-[.B229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02]-[.B23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303]-[.B230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2304]-[.B230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305]-[.B230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06]-[.B230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307]-[.B230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308]-[.B230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309]-[.B230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310]-[.B230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311]-[.B230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312]-[.B231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313]-[.B231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314]-[.B231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15]-[.B231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316]-[.B231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17]-[.B231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18]-[.B231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319]-[.B231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A2320]-[.B231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321]-[.B231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322]-[.B2320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323]-[.B232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24]-[.B232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325]-[.B232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326]-[.B232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327]-[.B23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2328]-[.B232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329]-[.B232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330]-[.B232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331]-[.B232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332]-[.B23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2333]-[.B233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334]-[.B233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335]-[.B233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336]-[.B2334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2337]-[.B233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338]-[.B233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339]-[.B233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2340]-[.B233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341]-[.B233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342]-[.B23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343]-[.B234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344]-[.B234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345]-[.B234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2346]-[.B234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47]-[.B234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48]-[.B234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349]-[.B234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350]-[.B23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351]-[.B234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352]-[.B235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53]-[.B235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354]-[.B235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355]-[.B235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356]-[.B235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357]-[.B235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2358]-[.B235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359]-[.B235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2360]-[.B235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61]-[.B235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362]-[.B236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363]-[.B236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364]-[.B236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65]-[.B236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366]-[.B236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367]-[.B23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2368]-[.B236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369]-[.B236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370]-[.B236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371]-[.B236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372]-[.B23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373]-[.B237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374]-[.B237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375]-[.B237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376]-[.B237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377]-[.B237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378]-[.B237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379]-[.B237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380]-[.B237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81]-[.B237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382]-[.B238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383]-[.B238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84]-[.B238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85]-[.B238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86]-[.B238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387]-[.B23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2388]-[.B238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389]-[.B238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390]-[.B238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391]-[.B238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392]-[.B239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393]-[.B239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394]-[.B239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2395]-[.B23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396]-[.B239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397]-[.B239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398]-[.B23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2399]-[.B239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00]-[.B239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401]-[.B239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402]-[.B240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03]-[.B240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404]-[.B240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405]-[.B240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06]-[.B240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07]-[.B240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08]-[.B240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409]-[.B240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410]-[.B240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411]-[.B240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412]-[.B2410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13]-[.B24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2414]-[.B241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415]-[.B24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416]-[.B24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2417]-[.B241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418]-[.B241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19]-[.B24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420]-[.B241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421]-[.B241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22]-[.B242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423]-[.B242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424]-[.B242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25]-[.B242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2426]-[.B242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27]-[.B242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28]-[.B242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29]-[.B242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30]-[.B242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431]-[.B242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432]-[.B243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433]-[.B243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434]-[.B2432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435]-[.B24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436]-[.B243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37]-[.B243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438]-[.B243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39]-[.B243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40]-[.B243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41]-[.B24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42]-[.B244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443]-[.B244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444]-[.B244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45]-[.B24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2446]-[.B244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447]-[.B244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448]-[.B244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449]-[.B2447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450]-[.B244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51]-[.B244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452]-[.B245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453]-[.B245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454]-[.B245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455]-[.B245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456]-[.B24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2457]-[.B245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458]-[.B245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459]-[.B245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460]-[.B24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2461]-[.B245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462]-[.B246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463]-[.B2461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464]-[.B24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465]-[.B24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466]-[.B246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67]-[.B246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468]-[.B24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469]-[.B246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470]-[.B246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71]-[.B246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72]-[.B247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473]-[.B247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74]-[.B247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475]-[.B247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2476]-[.B247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77]-[.B24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2478]-[.B247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79]-[.B247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80]-[.B247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481]-[.B24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2482]-[.B248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483]-[.B248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484]-[.B248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485]-[.B248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486]-[.B248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2487]-[.B2485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488]-[.B248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489]-[.B248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90]-[.B248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91]-[.B248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492]-[.B249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493]-[.B249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494]-[.B249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495]-[.B249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96]-[.B249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97]-[.B249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98]-[.B249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499]-[.B249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500]-[.B249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501]-[.B249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502]-[.B250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503]-[.B250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504]-[.B250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505]-[.B250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506]-[.B250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07]-[.B250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508]-[.B250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509]-[.B250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510]-[.B250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511]-[.B25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2512]-[.B251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513]-[.B251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14]-[.B251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515]-[.B251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516]-[.B251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517]-[.B251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518]-[.B25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2519]-[.B251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520]-[.B251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521]-[.B2519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2522]-[.B25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2523]-[.B252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524]-[.B252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525]-[.B252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526]-[.B252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27]-[.B252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28]-[.B252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529]-[.B252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530]-[.B252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531]-[.B25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2532]-[.B253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533]-[.B253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534]-[.B253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535]-[.B25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2536]-[.B253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2537]-[.B25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538]-[.B253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39]-[.B253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540]-[.B2538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2541]-[.B253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542]-[.B254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2543]-[.B254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544]-[.B2542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545]-[.B254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2546]-[.B254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547]-[.B254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48]-[.B254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49]-[.B254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550]-[.B254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551]-[.B25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2552]-[.B255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53]-[.B255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554]-[.B255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55]-[.B255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556]-[.B2554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57]-[.B25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2558]-[.B255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559]-[.B255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560]-[.B255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561]-[.B2559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2562]-[.B256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563]-[.B25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2564]-[.B25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565]-[.B256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566]-[.B256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67]-[.B256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568]-[.B256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569]-[.B256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570]-[.B256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571]-[.B256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572]-[.B257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573]-[.B257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574]-[.B257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575]-[.B257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576]-[.B25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577]-[.B257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78]-[.B257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79]-[.B25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2580]-[.B257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581]-[.B257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82]-[.B258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83]-[.B258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584]-[.B258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585]-[.B258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586]-[.B258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587]-[.B258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588]-[.B258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89]-[.B258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590]-[.B258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591]-[.B258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92]-[.B259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593]-[.B25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94]-[.B259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595]-[.B259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596]-[.B259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97]-[.B259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598]-[.B259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599]-[.B259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600]-[.B259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601]-[.B259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602]-[.B260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603]-[.B260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604]-[.B260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2605]-[.B260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606]-[.B260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607]-[.B260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608]-[.B260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609]-[.B260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610]-[.B260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611]-[.B260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612]-[.B261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613]-[.B261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614]-[.B261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615]-[.B261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616]-[.B261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617]-[.B261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2618]-[.B261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619]-[.B261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620]-[.B261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2621]-[.B261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2622]-[.B262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623]-[.B262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624]-[.B262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625]-[.B262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626]-[.B262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627]-[.B262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2628]-[.B262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629]-[.B262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630]-[.B262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631]-[.B262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632]-[.B263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633]-[.B263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634]-[.B263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635]-[.B2633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636]-[.B263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637]-[.B2635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638]-[.B263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639]-[.B263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640]-[.B263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641]-[.B263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642]-[.B264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643]-[.B26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644]-[.B264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2645]-[.B26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646]-[.B26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2647]-[.B26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2648]-[.B264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649]-[.B264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650]-[.B264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651]-[.B264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652]-[.B265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653]-[.B26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2654]-[.B265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655]-[.B2653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2656]-[.B265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657]-[.B265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658]-[.B265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659]-[.B265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660]-[.B265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661]-[.B265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662]-[.B266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663]-[.B266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664]-[.B266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665]-[.B26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666]-[.B266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2667]-[.B26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2668]-[.B266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669]-[.B266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670]-[.B26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671]-[.B266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672]-[.B267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673]-[.B267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674]-[.B267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675]-[.B267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676]-[.B267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677]-[.B267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678]-[.B267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2679]-[.B267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680]-[.B267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681]-[.B267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682]-[.B268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683]-[.B26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684]-[.B268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2685]-[.B268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686]-[.B268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687]-[.B268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688]-[.B268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689]-[.B268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690]-[.B268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2691]-[.B268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692]-[.B269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693]-[.B269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694]-[.B269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695]-[.B269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696]-[.B269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697]-[.B269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698]-[.B269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699]-[.B269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700]-[.B269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701]-[.B269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702]-[.B270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03]-[.B270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704]-[.B2702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2705]-[.B270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706]-[.B270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707]-[.B270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708]-[.B270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709]-[.B270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10]-[.B2708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711]-[.B270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712]-[.B271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713]-[.B271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714]-[.B271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715]-[.B271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2716]-[.B271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717]-[.B271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18]-[.B27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719]-[.B271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720]-[.B271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721]-[.B271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722]-[.B272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723]-[.B27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724]-[.B272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25]-[.B272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726]-[.B272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2727]-[.B2725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728]-[.B27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2729]-[.B272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730]-[.B272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731]-[.B272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32]-[.B273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733]-[.B273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34]-[.B27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735]-[.B273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36]-[.B27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37]-[.B273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738]-[.B273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39]-[.B27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2740]-[.B273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741]-[.B27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2742]-[.B274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743]-[.B274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744]-[.B274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45]-[.B274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746]-[.B274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47]-[.B274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748]-[.B274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749]-[.B274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750]-[.B274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751]-[.B274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52]-[.B275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753]-[.B275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754]-[.B275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755]-[.B275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756]-[.B275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757]-[.B275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758]-[.B275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759]-[.B275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760]-[.B27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761]-[.B275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762]-[.B276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763]-[.B276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764]-[.B276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765]-[.B276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766]-[.B276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767]-[.B276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2768]-[.B276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769]-[.B276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770]-[.B276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771]-[.B276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772]-[.B277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2773]-[.B277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774]-[.B277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75]-[.B27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2776]-[.B277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777]-[.B27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778]-[.B277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A2779]-[.B277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2780]-[.B277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81]-[.B2779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782]-[.B278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783]-[.B278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2784]-[.B278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785]-[.B278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786]-[.B278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787]-[.B2785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788]-[.B278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789]-[.B278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790]-[.B27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791]-[.B2789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2792]-[.B279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793]-[.B2791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794]-[.B279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795]-[.B279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796]-[.B27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2797]-[.B27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2798]-[.B279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799]-[.B279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800]-[.B279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01]-[.B279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802]-[.B280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03]-[.B280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804]-[.B280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05]-[.B280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806]-[.B280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807]-[.B280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08]-[.B2806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09]-[.B280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810]-[.B2808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11]-[.B280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812]-[.B281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13]-[.B281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814]-[.B281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15]-[.B281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816]-[.B28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2817]-[.B281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818]-[.B281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19]-[.B281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820]-[.B281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21]-[.B281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22]-[.B282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23]-[.B282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24]-[.B282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25]-[.B28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26]-[.B282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827]-[.B28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2828]-[.B282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829]-[.B28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2830]-[.B2828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831]-[.B2829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2832]-[.B28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2833]-[.B283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2834]-[.B283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835]-[.B283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836]-[.B283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37]-[.B283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38]-[.B283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2839]-[.B283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40]-[.B28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41]-[.B283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842]-[.B284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2843]-[.B284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2844]-[.B284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845]-[.B284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46]-[.B284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47]-[.B284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848]-[.B284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849]-[.B284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850]-[.B28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2851]-[.B284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52]-[.B285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53]-[.B285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54]-[.B285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855]-[.B285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56]-[.B285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57]-[.B285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858]-[.B285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59]-[.B28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2860]-[.B285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861]-[.B285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862]-[.B286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863]-[.B286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64]-[.B286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65]-[.B286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66]-[.B286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2867]-[.B28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68]-[.B28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869]-[.B286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2870]-[.B286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71]-[.B286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72]-[.B28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2873]-[.B287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74]-[.B287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875]-[.B287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76]-[.B287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877]-[.B287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78]-[.B287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879]-[.B287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80]-[.B287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81]-[.B287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82]-[.B288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2883]-[.B288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884]-[.B288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85]-[.B288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86]-[.B288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87]-[.B288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888]-[.B288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889]-[.B288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90]-[.B288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891]-[.B288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892]-[.B289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93]-[.B289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894]-[.B289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895]-[.B289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896]-[.B289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897]-[.B2895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898]-[.B289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899]-[.B289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00]-[.B289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901]-[.B289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02]-[.B290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903]-[.B290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04]-[.B290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905]-[.B290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06]-[.B290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07]-[.B2905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2908]-[.B290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909]-[.B290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910]-[.B290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911]-[.B290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912]-[.B291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913]-[.B291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914]-[.B29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915]-[.B291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16]-[.B291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917]-[.B291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2918]-[.B29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919]-[.B291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20]-[.B291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2921]-[.B2919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22]-[.B29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2923]-[.B292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24]-[.B292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25]-[.B292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926]-[.B292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927]-[.B292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28]-[.B292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29]-[.B292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30]-[.B292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931]-[.B292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2932]-[.B293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933]-[.B293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34]-[.B293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935]-[.B29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36]-[.B293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37]-[.B293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38]-[.B293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939]-[.B293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940]-[.B293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941]-[.B29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942]-[.B294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43]-[.B294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944]-[.B29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2945]-[.B294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46]-[.B294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947]-[.B294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948]-[.B29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2949]-[.B294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50]-[.B294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951]-[.B294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952]-[.B29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2953]-[.B295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54]-[.B295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955]-[.B295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956]-[.B295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57]-[.B295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958]-[.B295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2959]-[.B29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2960]-[.B295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961]-[.B2959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962]-[.B296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963]-[.B29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64]-[.B296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965]-[.B296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966]-[.B296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967]-[.B296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968]-[.B296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969]-[.B296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970]-[.B296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71]-[.B296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972]-[.B297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973]-[.B297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974]-[.B297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75]-[.B297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976]-[.B297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2977]-[.B297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78]-[.B2976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2979]-[.B297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980]-[.B297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981]-[.B297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82]-[.B298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2983]-[.B298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984]-[.B298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985]-[.B298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986]-[.B298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987]-[.B298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88]-[.B298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89]-[.B298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990]-[.B298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91]-[.B29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992]-[.B299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993]-[.B299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94]-[.B2992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2995]-[.B2993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2996]-[.B299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997]-[.B299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998]-[.B29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999]-[.B299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00]-[.B299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001]-[.B299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002]-[.B300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003]-[.B300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04]-[.B300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005]-[.B300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06]-[.B300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007]-[.B300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008]-[.B30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3009]-[.B300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010]-[.B30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011]-[.B300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12]-[.B301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013]-[.B301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014]-[.B301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15]-[.B301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3016]-[.B301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017]-[.B301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018]-[.B301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019]-[.B301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020]-[.B301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021]-[.B301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022]-[.B302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023]-[.B30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024]-[.B302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25]-[.B302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26]-[.B302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027]-[.B302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028]-[.B302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29]-[.B302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030]-[.B302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031]-[.B302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032]-[.B303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033]-[.B303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034]-[.B30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3035]-[.B30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3036]-[.B303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037]-[.B3035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38]-[.B303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039]-[.B303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040]-[.B303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041]-[.B30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042]-[.B304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043]-[.B3041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044]-[.B304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045]-[.B304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46]-[.B304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047]-[.B304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048]-[.B304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049]-[.B304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050]-[.B30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3051]-[.B304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52]-[.B305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053]-[.B305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054]-[.B305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055]-[.B305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056]-[.B305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57]-[.B305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058]-[.B305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3059]-[.B305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60]-[.B305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061]-[.B305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062]-[.B306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063]-[.B3061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064]-[.B30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3065]-[.B306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066]-[.B306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067]-[.B306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068]-[.B306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069]-[.B306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070]-[.B306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071]-[.B306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72]-[.B307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073]-[.B307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074]-[.B307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075]-[.B307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076]-[.B307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077]-[.B30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078]-[.B307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3079]-[.B307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080]-[.B307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081]-[.B307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082]-[.B308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083]-[.B308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084]-[.B308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085]-[.B30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3086]-[.B308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087]-[.B308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088]-[.B308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089]-[.B308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090]-[.B308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091]-[.B308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3092]-[.B309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093]-[.B30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094]-[.B3092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3095]-[.B309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096]-[.B30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097]-[.B309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3098]-[.B309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099]-[.B3097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3100]-[.B309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101]-[.B309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102]-[.B310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103]-[.B310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104]-[.B310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105]-[.B310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106]-[.B310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107]-[.B310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108]-[.B310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109]-[.B310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110]-[.B310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111]-[.B310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112]-[.B311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113]-[.B3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3114]-[.B311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115]-[.B311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116]-[.B311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117]-[.B311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118]-[.B311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119]-[.B311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120]-[.B311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121]-[.B311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122]-[.B3120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123]-[.B312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124]-[.B312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125]-[.B312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126]-[.B312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127]-[.B3125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128]-[.B312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129]-[.B312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130]-[.B312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131]-[.B31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132]-[.B313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133]-[.B313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134]-[.B31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3135]-[.B313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136]-[.B31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137]-[.B313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3138]-[.B313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139]-[.B313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140]-[.B313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141]-[.B3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142]-[.B314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143]-[.B314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144]-[.B314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145]-[.B314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146]-[.B314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147]-[.B3145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148]-[.B314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149]-[.B3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150]-[.B31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3151]-[.B314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152]-[.B315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153]-[.B315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154]-[.B315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155]-[.B315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156]-[.B315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157]-[.B315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158]-[.B31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159]-[.B3157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160]-[.B315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3161]-[.B315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162]-[.B316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163]-[.B31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164]-[.B316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165]-[.B316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3166]-[.B31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167]-[.B31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168]-[.B316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169]-[.B31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3170]-[.B316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171]-[.B316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172]-[.B317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173]-[.B317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174]-[.B317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175]-[.B317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176]-[.B31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177]-[.B317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3178]-[.B317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3179]-[.B317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180]-[.B317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181]-[.B317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182]-[.B31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3183]-[.B318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184]-[.B318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185]-[.B31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3186]-[.B318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187]-[.B318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188]-[.B318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189]-[.B318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190]-[.B318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191]-[.B31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192]-[.B319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193]-[.B31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194]-[.B319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3195]-[.B31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3196]-[.B319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197]-[.B319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3198]-[.B31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199]-[.B319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200]-[.B319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201]-[.B319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202]-[.B320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203]-[.B320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204]-[.B320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205]-[.B320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206]-[.B320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207]-[.B32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3208]-[.B320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209]-[.B320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210]-[.B3208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3211]-[.B320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212]-[.B321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213]-[.B321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3214]-[.B321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215]-[.B321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216]-[.B321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217]-[.B321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218]-[.B32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3219]-[.B321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220]-[.B321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221]-[.B321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222]-[.B3220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223]-[.B322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3224]-[.B322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225]-[.B322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226]-[.B32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227]-[.B322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228]-[.B322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229]-[.B32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230]-[.B322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231]-[.B3229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232]-[.B32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3233]-[.B323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234]-[.B323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235]-[.B323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236]-[.B323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237]-[.B323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238]-[.B323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239]-[.B323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240]-[.B323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3241]-[.B323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242]-[.B32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243]-[.B324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3244]-[.B324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245]-[.B32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246]-[.B3244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247]-[.B324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248]-[.B324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3249]-[.B324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3250]-[.B324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251]-[.B324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252]-[.B325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253]-[.B325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254]-[.B325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255]-[.B325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256]-[.B325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257]-[.B3255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258]-[.B325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259]-[.B325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260]-[.B325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261]-[.B325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262]-[.B326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3263]-[.B326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264]-[.B32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265]-[.B326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266]-[.B326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267]-[.B326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268]-[.B32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3269]-[.B326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270]-[.B326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271]-[.B32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3272]-[.B327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273]-[.B327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274]-[.B327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275]-[.B3273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276]-[.B327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277]-[.B327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278]-[.B3276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279]-[.B32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280]-[.B327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281]-[.B327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282]-[.B328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283]-[.B328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284]-[.B328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285]-[.B328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286]-[.B328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3287]-[.B328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3288]-[.B328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289]-[.B328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290]-[.B328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291]-[.B328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292]-[.B329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293]-[.B329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294]-[.B329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295]-[.B32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296]-[.B32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297]-[.B329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298]-[.B329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299]-[.B329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300]-[.B32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3301]-[.B329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02]-[.B330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03]-[.B33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3304]-[.B330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305]-[.B3303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306]-[.B3304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3307]-[.B330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308]-[.B330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309]-[.B330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310]-[.B330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311]-[.B330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12]-[.B331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313]-[.B331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14]-[.B331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315]-[.B331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316]-[.B331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17]-[.B331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318]-[.B3316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3319]-[.B331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320]-[.B331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21]-[.B331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22]-[.B332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323]-[.B332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24]-[.B33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3325]-[.B33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26]-[.B332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327]-[.B332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28]-[.B332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3329]-[.B332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330]-[.B3328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331]-[.B33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3332]-[.B333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333]-[.B333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334]-[.B333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335]-[.B33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336]-[.B333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337]-[.B333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338]-[.B333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339]-[.B333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40]-[.B33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3341]-[.B333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342]-[.B3340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3343]-[.B334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44]-[.B334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45]-[.B334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46]-[.B334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347]-[.B33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3348]-[.B33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3349]-[.B334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50]-[.B334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3351]-[.B33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352]-[.B3350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353]-[.B335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54]-[.B335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355]-[.B335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56]-[.B335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357]-[.B335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358]-[.B335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359]-[.B335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3360]-[.B335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361]-[.B335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362]-[.B336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63]-[.B336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364]-[.B33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365]-[.B336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366]-[.B336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67]-[.B336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368]-[.B33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69]-[.B33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70]-[.B336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371]-[.B336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372]-[.B337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3373]-[.B337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74]-[.B3372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375]-[.B337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76]-[.B337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377]-[.B337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78]-[.B337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379]-[.B337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380]-[.B337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381]-[.B337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82]-[.B338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383]-[.B338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384]-[.B33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3385]-[.B338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386]-[.B33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387]-[.B338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88]-[.B338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89]-[.B338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90]-[.B338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91]-[.B338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392]-[.B339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93]-[.B33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394]-[.B339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395]-[.B339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96]-[.B339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397]-[.B339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398]-[.B339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3399]-[.B33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400]-[.B339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401]-[.B339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02]-[.B340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03]-[.B340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404]-[.B340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05]-[.B340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406]-[.B340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407]-[.B340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408]-[.B340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409]-[.B340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10]-[.B340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411]-[.B340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412]-[.B341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13]-[.B341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14]-[.B341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415]-[.B341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416]-[.B341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17]-[.B341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418]-[.B341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3419]-[.B341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420]-[.B341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421]-[.B341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422]-[.B342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423]-[.B342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424]-[.B342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25]-[.B342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426]-[.B3424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27]-[.B342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28]-[.B342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429]-[.B342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30]-[.B342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31]-[.B342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32]-[.B34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433]-[.B343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434]-[.B343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435]-[.B343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36]-[.B343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437]-[.B343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438]-[.B343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439]-[.B34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440]-[.B343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441]-[.B343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42]-[.B344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443]-[.B34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444]-[.B344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445]-[.B344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446]-[.B344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447]-[.B344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3448]-[.B344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49]-[.B344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50]-[.B344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51]-[.B344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452]-[.B34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3453]-[.B345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454]-[.B3452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55]-[.B345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56]-[.B345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457]-[.B345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458]-[.B345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459]-[.B345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60]-[.B345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461]-[.B3459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3462]-[.B34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3463]-[.B346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464]-[.B346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65]-[.B346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66]-[.B34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3467]-[.B346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68]-[.B34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469]-[.B346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3470]-[.B346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471]-[.B346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72]-[.B347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473]-[.B347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74]-[.B34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3475]-[.B347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476]-[.B347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3477]-[.B347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478]-[.B347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79]-[.B347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480]-[.B34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481]-[.B347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82]-[.B348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483]-[.B348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3484]-[.B348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85]-[.B348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486]-[.B348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487]-[.B348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488]-[.B348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89]-[.B348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490]-[.B348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491]-[.B348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492]-[.B349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493]-[.B349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494]-[.B349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495]-[.B349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496]-[.B34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497]-[.B349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498]-[.B349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499]-[.B349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500]-[.B349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501]-[.B349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502]-[.B350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503]-[.B350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504]-[.B350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505]-[.B350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506]-[.B350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507]-[.B350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3508]-[.B350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509]-[.B350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510]-[.B350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511]-[.B350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512]-[.B351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513]-[.B351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514]-[.B351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3515]-[.B351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516]-[.B35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3517]-[.B35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518]-[.B351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519]-[.B351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520]-[.B351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521]-[.B3519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522]-[.B352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523]-[.B352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524]-[.B35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3525]-[.B352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526]-[.B352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527]-[.B352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528]-[.B352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529]-[.B35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3530]-[.B352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531]-[.B352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532]-[.B353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533]-[.B3531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3534]-[.B353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3535]-[.B35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536]-[.B353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537]-[.B35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538]-[.B353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539]-[.B353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3540]-[.B353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541]-[.B353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542]-[.B354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3543]-[.B354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544]-[.B354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545]-[.B35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546]-[.B3544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547]-[.B354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548]-[.B354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549]-[.B3547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3550]-[.B354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551]-[.B354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552]-[.B355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553]-[.B355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554]-[.B355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555]-[.B355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556]-[.B355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557]-[.B355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558]-[.B355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559]-[.B355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560]-[.B355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561]-[.B355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562]-[.B3560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563]-[.B356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564]-[.B356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565]-[.B356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566]-[.B35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3567]-[.B356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568]-[.B356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569]-[.B356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570]-[.B3568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571]-[.B356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572]-[.B357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573]-[.B357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574]-[.B357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575]-[.B357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576]-[.B357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3577]-[.B357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578]-[.B357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579]-[.B357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580]-[.B3578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581]-[.B357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582]-[.B35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3583]-[.B358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584]-[.B35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585]-[.B358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586]-[.B35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A3587]-[.B358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588]-[.B358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589]-[.B358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590]-[.B358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591]-[.B358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592]-[.B359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593]-[.B35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3594]-[.B359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595]-[.B35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596]-[.B359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597]-[.B359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598]-[.B35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3599]-[.B359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600]-[.B359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601]-[.B359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602]-[.B360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603]-[.B360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04]-[.B360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605]-[.B360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606]-[.B360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607]-[.B360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608]-[.B360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3609]-[.B360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610]-[.B360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11]-[.B360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612]-[.B361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613]-[.B361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14]-[.B361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615]-[.B361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16]-[.B36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617]-[.B361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18]-[.B361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3619]-[.B361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620]-[.B361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21]-[.B361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622]-[.B362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623]-[.B362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24]-[.B362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625]-[.B362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626]-[.B362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627]-[.B362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628]-[.B362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629]-[.B36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630]-[.B362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631]-[.B362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32]-[.B363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633]-[.B36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634]-[.B363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3635]-[.B36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3636]-[.B363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637]-[.B36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638]-[.B363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39]-[.B363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40]-[.B363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641]-[.B363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642]-[.B364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643]-[.B364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644]-[.B364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645]-[.B364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646]-[.B364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647]-[.B364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648]-[.B364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649]-[.B364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650]-[.B364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651]-[.B364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52]-[.B365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653]-[.B365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54]-[.B365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55]-[.B365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656]-[.B365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657]-[.B365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658]-[.B365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659]-[.B365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660]-[.B36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3661]-[.B36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662]-[.B366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63]-[.B366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664]-[.B366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665]-[.B366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666]-[.B366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67]-[.B366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668]-[.B366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69]-[.B366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3670]-[.B366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71]-[.B366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72]-[.B3670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673]-[.B367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74]-[.B367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675]-[.B367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676]-[.B367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77]-[.B367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678]-[.B367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679]-[.B367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680]-[.B367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81]-[.B367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682]-[.B368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83]-[.B368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84]-[.B368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685]-[.B368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686]-[.B368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87]-[.B368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688]-[.B368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89]-[.B368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690]-[.B368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91]-[.B36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692]-[.B369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693]-[.B36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694]-[.B369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95]-[.B369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96]-[.B3694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697]-[.B369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698]-[.B369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99]-[.B369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700]-[.B369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701]-[.B369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702]-[.B370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703]-[.B37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3704]-[.B370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705]-[.B370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706]-[.B370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707]-[.B370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708]-[.B370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09]-[.B370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710]-[.B370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711]-[.B37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712]-[.B371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713]-[.B371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14]-[.B371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715]-[.B37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716]-[.B37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717]-[.B371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3718]-[.B371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719]-[.B371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720]-[.B37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3721]-[.B371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722]-[.B372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23]-[.B37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724]-[.B372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725]-[.B372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726]-[.B372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3727]-[.B37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728]-[.B372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729]-[.B372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730]-[.B37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731]-[.B37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732]-[.B373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733]-[.B373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734]-[.B373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735]-[.B373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736]-[.B373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737]-[.B373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3738]-[.B373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739]-[.B373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740]-[.B373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741]-[.B373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42]-[.B374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43]-[.B374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744]-[.B374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45]-[.B37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746]-[.B374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747]-[.B374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748]-[.B374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749]-[.B374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750]-[.B374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751]-[.B374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752]-[.B375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753]-[.B375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754]-[.B375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755]-[.B375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756]-[.B375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757]-[.B375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758]-[.B3756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759]-[.B375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760]-[.B375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761]-[.B37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762]-[.B376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63]-[.B376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764]-[.B37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765]-[.B376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766]-[.B376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767]-[.B37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3768]-[.B376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769]-[.B376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770]-[.B376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771]-[.B376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72]-[.B377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73]-[.B377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774]-[.B377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775]-[.B377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776]-[.B377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777]-[.B377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778]-[.B3776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779]-[.B377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80]-[.B377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781]-[.B377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782]-[.B378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783]-[.B378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784]-[.B378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785]-[.B378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786]-[.B378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787]-[.B3785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88]-[.B378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789]-[.B378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790]-[.B378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3791]-[.B378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792]-[.B379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93]-[.B379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794]-[.B3792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795]-[.B379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796]-[.B379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797]-[.B379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798]-[.B37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3799]-[.B379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800]-[.B37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801]-[.B3799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3802]-[.B380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03]-[.B380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804]-[.B380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805]-[.B3803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806]-[.B380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807]-[.B380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808]-[.B380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809]-[.B3807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810]-[.B380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811]-[.B380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812]-[.B381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813]-[.B381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814]-[.B381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815]-[.B381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816]-[.B381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817]-[.B381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818]-[.B38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819]-[.B381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820]-[.B381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821]-[.B381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822]-[.B382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823]-[.B382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824]-[.B3822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825]-[.B382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826]-[.B38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27]-[.B3825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3828]-[.B382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3829]-[.B382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830]-[.B382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831]-[.B382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32]-[.B383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833]-[.B383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834]-[.B383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835]-[.B383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836]-[.B38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837]-[.B383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838]-[.B383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839]-[.B38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3840]-[.B383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841]-[.B3839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842]-[.B38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3843]-[.B384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44]-[.B384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45]-[.B38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846]-[.B384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47]-[.B384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848]-[.B38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3849]-[.B384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50]-[.B384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3851]-[.B3849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852]-[.B385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853]-[.B385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854]-[.B385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855]-[.B385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56]-[.B385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857]-[.B38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3858]-[.B38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3859]-[.B385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60]-[.B385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861]-[.B38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862]-[.B386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63]-[.B386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864]-[.B38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865]-[.B386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866]-[.B38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867]-[.B386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868]-[.B386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69]-[.B386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70]-[.B386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871]-[.B386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872]-[.B387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873]-[.B387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74]-[.B387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75]-[.B387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876]-[.B387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877]-[.B387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878]-[.B387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879]-[.B387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880]-[.B387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881]-[.B387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882]-[.B388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83]-[.B388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884]-[.B388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885]-[.B388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3886]-[.B388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887]-[.B388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888]-[.B388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889]-[.B388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890]-[.B388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3891]-[.B388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892]-[.B389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893]-[.B38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3894]-[.B389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895]-[.B38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896]-[.B38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897]-[.B38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3898]-[.B3896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899]-[.B389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900]-[.B389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901]-[.B389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02]-[.B3900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903]-[.B390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904]-[.B390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905]-[.B390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906]-[.B390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907]-[.B390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908]-[.B390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3909]-[.B390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910]-[.B39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3911]-[.B390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12]-[.B391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913]-[.B391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914]-[.B391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915]-[.B39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916]-[.B39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917]-[.B391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918]-[.B391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19]-[.B39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3920]-[.B3918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921]-[.B391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22]-[.B392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923]-[.B392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924]-[.B392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25]-[.B392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926]-[.B392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927]-[.B3925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928]-[.B392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929]-[.B39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3930]-[.B392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931]-[.B392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932]-[.B393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33]-[.B393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34]-[.B393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3935]-[.B393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936]-[.B3934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3937]-[.B393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38]-[.B393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939]-[.B393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940]-[.B393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3941]-[.B39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3942]-[.B394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943]-[.B394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944]-[.B394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945]-[.B39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946]-[.B394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947]-[.B394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948]-[.B394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949]-[.B394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950]-[.B394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3951]-[.B394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952]-[.B395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953]-[.B39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3954]-[.B3952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955]-[.B395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56]-[.B395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957]-[.B395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958]-[.B395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959]-[.B395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960]-[.B395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61]-[.B3959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962]-[.B396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963]-[.B396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964]-[.B396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965]-[.B39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3966]-[.B39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967]-[.B396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968]-[.B396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969]-[.B396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970]-[.B396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971]-[.B396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972]-[.B397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973]-[.B397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974]-[.B397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975]-[.B397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3976]-[.B397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77]-[.B397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978]-[.B397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979]-[.B397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80]-[.B397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81]-[.B397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982]-[.B398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983]-[.B398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984]-[.B398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85]-[.B398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3986]-[.B398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987]-[.B398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988]-[.B398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89]-[.B398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990]-[.B398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991]-[.B398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992]-[.B399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993]-[.B3991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994]-[.B399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3995]-[.B399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996]-[.B3994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997]-[.B399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998]-[.B399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999]-[.B399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000]-[.B399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001]-[.B399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002]-[.B400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003]-[.B400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004]-[.B400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005]-[.B400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06]-[.B400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007]-[.B400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008]-[.B400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009]-[.B400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10]-[.B400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4011]-[.B400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012]-[.B401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013]-[.B401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014]-[.B401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015]-[.B401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016]-[.B401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017]-[.B401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018]-[.B401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019]-[.B401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4020]-[.B401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21]-[.B401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4022]-[.B4020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023]-[.B402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4024]-[.B402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025]-[.B402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026]-[.B402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027]-[.B402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028]-[.B402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29]-[.B402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030]-[.B402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4031]-[.B402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032]-[.B403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033]-[.B403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034]-[.B403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035]-[.B403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36]-[.B403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037]-[.B40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038]-[.B403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039]-[.B403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4040]-[.B403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041]-[.B403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42]-[.B404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043]-[.B404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4044]-[.B404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045]-[.B40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4046]-[.B404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47]-[.B404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048]-[.B404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049]-[.B404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050]-[.B404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051]-[.B404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052]-[.B405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4053]-[.B405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54]-[.B405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055]-[.B405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056]-[.B405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057]-[.B40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058]-[.B405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059]-[.B405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060]-[.B405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061]-[.B405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62]-[.B406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063]-[.B406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064]-[.B406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65]-[.B406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066]-[.B406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067]-[.B406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4068]-[.B406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69]-[.B406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070]-[.B406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71]-[.B40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4072]-[.B407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073]-[.B407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074]-[.B407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075]-[.B40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076]-[.B407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077]-[.B407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78]-[.B407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079]-[.B407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080]-[.B407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081]-[.B407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082]-[.B408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083]-[.B408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084]-[.B4082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085]-[.B408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086]-[.B408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087]-[.B408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88]-[.B408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089]-[.B408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090]-[.B408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4091]-[.B408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092]-[.B409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093]-[.B409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094]-[.B409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095]-[.B409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096]-[.B409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097]-[.B4095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4098]-[.B409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099]-[.B409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100]-[.B409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01]-[.B40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102]-[.B410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03]-[.B410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104]-[.B410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05]-[.B410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106]-[.B410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107]-[.B410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108]-[.B410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109]-[.B410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10]-[.B410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11]-[.B410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12]-[.B411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113]-[.B411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14]-[.B411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115]-[.B411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116]-[.B411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117]-[.B4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4118]-[.B41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4119]-[.B411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20]-[.B4118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21]-[.B411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122]-[.B41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123]-[.B412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124]-[.B412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125]-[.B412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26]-[.B412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127]-[.B412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28]-[.B41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4129]-[.B4127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4130]-[.B412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131]-[.B412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132]-[.B413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133]-[.B413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134]-[.B413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35]-[.B413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136]-[.B413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37]-[.B4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4138]-[.B413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39]-[.B413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140]-[.B41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41]-[.B41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142]-[.B414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43]-[.B414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44]-[.B414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45]-[.B41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146]-[.B414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147]-[.B414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4148]-[.B414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149]-[.B414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150]-[.B414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151]-[.B414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52]-[.B415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153]-[.B415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154]-[.B415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155]-[.B415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156]-[.B415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57]-[.B415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158]-[.B415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59]-[.B4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4160]-[.B415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161]-[.B4159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162]-[.B416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63]-[.B416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164]-[.B416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65]-[.B41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166]-[.B416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4167]-[.B416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168]-[.B416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69]-[.B416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70]-[.B416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171]-[.B416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72]-[.B417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73]-[.B417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4174]-[.B41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4175]-[.B417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176]-[.B417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177]-[.B417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178]-[.B417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4179]-[.B417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180]-[.B417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181]-[.B417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182]-[.B418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83]-[.B4181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184]-[.B418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185]-[.B418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86]-[.B418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87]-[.B418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88]-[.B418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189]-[.B418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190]-[.B418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191]-[.B41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92]-[.B419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93]-[.B419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194]-[.B419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95]-[.B419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196]-[.B419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97]-[.B419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198]-[.B419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99]-[.B419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00]-[.B41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4201]-[.B419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202]-[.B420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203]-[.B42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4204]-[.B420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205]-[.B420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206]-[.B420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207]-[.B420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208]-[.B420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09]-[.B420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4210]-[.B420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211]-[.B420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212]-[.B421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13]-[.B421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214]-[.B421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15]-[.B42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216]-[.B421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4217]-[.B421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218]-[.B421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219]-[.B421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220]-[.B421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221]-[.B421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222]-[.B42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4223]-[.B422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224]-[.B422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225]-[.B422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226]-[.B4224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4227]-[.B422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228]-[.B4226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229]-[.B422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30]-[.B422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231]-[.B422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32]-[.B42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4233]-[.B423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4234]-[.B42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235]-[.B423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236]-[.B4234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4237]-[.B423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238]-[.B42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4239]-[.B423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40]-[.B423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41]-[.B42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4242]-[.B424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243]-[.B424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A4244]-[.B4242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4245]-[.B424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246]-[.B42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247]-[.B424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248]-[.B424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249]-[.B424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250]-[.B42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4251]-[.B424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252]-[.B425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253]-[.B42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254]-[.B425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4255]-[.B425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256]-[.B425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57]-[.B425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258]-[.B425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259]-[.B425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260]-[.B425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4261]-[.B425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62]-[.B426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63]-[.B426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264]-[.B426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265]-[.B426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66]-[.B426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267]-[.B42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268]-[.B426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269]-[.B426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4270]-[.B426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271]-[.B426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272]-[.B427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273]-[.B4271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4274]-[.B427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275]-[.B427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276]-[.B427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277]-[.B427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278]-[.B427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279]-[.B427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80]-[.B427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81]-[.B427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282]-[.B428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4283]-[.B428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284]-[.B428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285]-[.B42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4286]-[.B428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87]-[.B428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4288]-[.B428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289]-[.B42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290]-[.B428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291]-[.B428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92]-[.B429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293]-[.B42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294]-[.B429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295]-[.B429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296]-[.B42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297]-[.B429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298]-[.B429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299]-[.B429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300]-[.B429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301]-[.B429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302]-[.B430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303]-[.B430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304]-[.B430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305]-[.B430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306]-[.B43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4307]-[.B430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4308]-[.B430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09]-[.B430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310]-[.B430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311]-[.B430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312]-[.B431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313]-[.B431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14]-[.B431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315]-[.B431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316]-[.B431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17]-[.B4315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318]-[.B431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19]-[.B43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4320]-[.B431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21]-[.B431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22]-[.B432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323]-[.B432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324]-[.B432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325]-[.B432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326]-[.B432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327]-[.B432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328]-[.B432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329]-[.B432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330]-[.B432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31]-[.B432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332]-[.B43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4333]-[.B433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334]-[.B433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35]-[.B433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336]-[.B433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337]-[.B433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4338]-[.B433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39]-[.B433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340]-[.B433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341]-[.B433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342]-[.B434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43]-[.B434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344]-[.B434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345]-[.B434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346]-[.B434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347]-[.B434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48]-[.B434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349]-[.B434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350]-[.B434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351]-[.B434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4352]-[.B435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353]-[.B435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354]-[.B435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55]-[.B435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56]-[.B435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357]-[.B435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358]-[.B435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359]-[.B435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360]-[.B43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361]-[.B435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362]-[.B436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363]-[.B436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364]-[.B43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4365]-[.B43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366]-[.B436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367]-[.B436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4368]-[.B43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369]-[.B436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370]-[.B436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71]-[.B436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372]-[.B437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373]-[.B437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374]-[.B437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375]-[.B437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76]-[.B4374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377]-[.B437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78]-[.B437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379]-[.B437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4380]-[.B4378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381]-[.B437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382]-[.B438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383]-[.B43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4384]-[.B438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385]-[.B438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386]-[.B438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387]-[.B438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388]-[.B438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389]-[.B438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390]-[.B438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391]-[.B43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392]-[.B439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393]-[.B439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394]-[.B439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395]-[.B4393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4396]-[.B439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397]-[.B439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398]-[.B439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399]-[.B439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4400]-[.B439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401]-[.B439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402]-[.B440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403]-[.B440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404]-[.B4402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405]-[.B440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406]-[.B4404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4407]-[.B44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408]-[.B440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409]-[.B440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410]-[.B4408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411]-[.B440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412]-[.B441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413]-[.B44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4414]-[.B44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4415]-[.B44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416]-[.B441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417]-[.B441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418]-[.B441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419]-[.B441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420]-[.B441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421]-[.B441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422]-[.B442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423]-[.B442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424]-[.B442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425]-[.B44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426]-[.B4424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427]-[.B442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428]-[.B442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429]-[.B442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430]-[.B442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431]-[.B442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432]-[.B44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433]-[.B443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434]-[.B44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4435]-[.B443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436]-[.B443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437]-[.B443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438]-[.B443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439]-[.B443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440]-[.B443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441]-[.B443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442]-[.B44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4443]-[.B44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444]-[.B44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4445]-[.B444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446]-[.B44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4447]-[.B4445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448]-[.B444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449]-[.B444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450]-[.B444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451]-[.B444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452]-[.B445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453]-[.B445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4454]-[.B445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455]-[.B445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456]-[.B445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457]-[.B445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4458]-[.B445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459]-[.B445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460]-[.B445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461]-[.B445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462]-[.B446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463]-[.B446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464]-[.B446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4465]-[.B446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466]-[.B446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467]-[.B446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468]-[.B446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469]-[.B446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470]-[.B446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471]-[.B446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472]-[.B447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4473]-[.B447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474]-[.B447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475]-[.B447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476]-[.B447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477]-[.B447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478]-[.B447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479]-[.B447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480]-[.B447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481]-[.B447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482]-[.B448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483]-[.B44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4484]-[.B448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485]-[.B448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486]-[.B448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4487]-[.B448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488]-[.B448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489]-[.B448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490]-[.B448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491]-[.B44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4492]-[.B449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493]-[.B44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4494]-[.B449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495]-[.B449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496]-[.B44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497]-[.B4495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4498]-[.B449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499]-[.B449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500]-[.B449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501]-[.B449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502]-[.B450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4503]-[.B450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504]-[.B450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505]-[.B450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506]-[.B450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507]-[.B450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508]-[.B450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509]-[.B450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510]-[.B450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511]-[.B450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4512]-[.B451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513]-[.B4511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514]-[.B451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515]-[.B45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516]-[.B4514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4517]-[.B451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518]-[.B451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519]-[.B451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520]-[.B45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4521]-[.B451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522]-[.B452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23]-[.B452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24]-[.B45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525]-[.B452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4526]-[.B452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527]-[.B452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28]-[.B452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529]-[.B452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530]-[.B452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531]-[.B4529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532]-[.B453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533]-[.B45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534]-[.B453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535]-[.B453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536]-[.B45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37]-[.B453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538]-[.B453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539]-[.B453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4540]-[.B453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541]-[.B45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542]-[.B4540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543]-[.B454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544]-[.B454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545]-[.B454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546]-[.B454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47]-[.B454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548]-[.B454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549]-[.B454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50]-[.B45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4551]-[.B454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552]-[.B455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553]-[.B455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554]-[.B455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555]-[.B4553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556]-[.B455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557]-[.B455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558]-[.B455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559]-[.B455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60]-[.B455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561]-[.B4559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562]-[.B45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563]-[.B456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564]-[.B4562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565]-[.B456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566]-[.B456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567]-[.B456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68]-[.B45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4569]-[.B456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570]-[.B456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571]-[.B456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572]-[.B457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73]-[.B457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574]-[.B457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4575]-[.B457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76]-[.B457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577]-[.B457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578]-[.B45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4579]-[.B457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580]-[.B457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4581]-[.B457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582]-[.B458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83]-[.B458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584]-[.B458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4585]-[.B458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86]-[.B458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87]-[.B458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4588]-[.B458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589]-[.B458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90]-[.B458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591]-[.B4589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592]-[.B45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4593]-[.B45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4594]-[.B459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595]-[.B459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596]-[.B459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597]-[.B459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98]-[.B459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4599]-[.B459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600]-[.B459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601]-[.B459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602]-[.B460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603]-[.B460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604]-[.B460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4605]-[.B460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606]-[.B460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607]-[.B460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608]-[.B460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609]-[.B460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610]-[.B460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611]-[.B460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4612]-[.B46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4613]-[.B461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614]-[.B461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615]-[.B461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616]-[.B461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617]-[.B461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618]-[.B461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619]-[.B461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620]-[.B461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621]-[.B461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622]-[.B462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623]-[.B462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624]-[.B462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625]-[.B462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626]-[.B462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627]-[.B462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628]-[.B462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629]-[.B462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630]-[.B462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631]-[.B4629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632]-[.B46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633]-[.B463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634]-[.B46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635]-[.B4633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4636]-[.B46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637]-[.B463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638]-[.B463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639]-[.B463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640]-[.B463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641]-[.B46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642]-[.B464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643]-[.B46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644]-[.B464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645]-[.B464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646]-[.B464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647]-[.B464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648]-[.B464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649]-[.B464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650]-[.B4648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651]-[.B464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652]-[.B465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653]-[.B4651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654]-[.B465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655]-[.B465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656]-[.B465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657]-[.B465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658]-[.B465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659]-[.B465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4660]-[.B465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661]-[.B465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662]-[.B466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663]-[.B466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664]-[.B46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4665]-[.B466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666]-[.B466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4667]-[.B466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668]-[.B466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4669]-[.B466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670]-[.B466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671]-[.B466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672]-[.B467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673]-[.B467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674]-[.B467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675]-[.B467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676]-[.B467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677]-[.B467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678]-[.B46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679]-[.B467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680]-[.B467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681]-[.B4679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682]-[.B46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683]-[.B468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684]-[.B468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685]-[.B468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686]-[.B468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687]-[.B468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688]-[.B468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4689]-[.B468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690]-[.B468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691]-[.B468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692]-[.B469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693]-[.B4691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694]-[.B469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695]-[.B4693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696]-[.B469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4697]-[.B469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698]-[.B46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699]-[.B469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700]-[.B469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701]-[.B469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702]-[.B470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03]-[.B470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704]-[.B470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705]-[.B470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706]-[.B470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707]-[.B4705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08]-[.B470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709]-[.B470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710]-[.B470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711]-[.B470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712]-[.B471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713]-[.B471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14]-[.B471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715]-[.B4713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716]-[.B471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717]-[.B471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718]-[.B471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719]-[.B471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20]-[.B471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721]-[.B471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4722]-[.B472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723]-[.B472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724]-[.B47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725]-[.B47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26]-[.B472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727]-[.B472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728]-[.B472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29]-[.B472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730]-[.B472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731]-[.B472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732]-[.B473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33]-[.B473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734]-[.B473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35]-[.B473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736]-[.B473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737]-[.B473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38]-[.B473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739]-[.B473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40]-[.B47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4741]-[.B4739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742]-[.B474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743]-[.B474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44]-[.B474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45]-[.B474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46]-[.B474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747]-[.B474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748]-[.B474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749]-[.B474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50]-[.B474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4751]-[.B474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752]-[.B475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4753]-[.B4751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54]-[.B475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755]-[.B475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56]-[.B475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757]-[.B475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758]-[.B475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59]-[.B47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760]-[.B475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761]-[.B47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762]-[.B476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763]-[.B476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764]-[.B476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65]-[.B476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66]-[.B476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767]-[.B476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68]-[.B47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769]-[.B476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770]-[.B476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71]-[.B476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72]-[.B477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4773]-[.B477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774]-[.B477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75]-[.B477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76]-[.B477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4777]-[.B477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78]-[.B477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779]-[.B477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80]-[.B477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781]-[.B4779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82]-[.B478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83]-[.B478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784]-[.B478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85]-[.B478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786]-[.B4784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787]-[.B478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88]-[.B478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789]-[.B4787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4790]-[.B478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791]-[.B478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792]-[.B4790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793]-[.B47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94]-[.B479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795]-[.B479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96]-[.B479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797]-[.B479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98]-[.B479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799]-[.B479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800]-[.B479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801]-[.B47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4802]-[.B48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4803]-[.B480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804]-[.B480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805]-[.B480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806]-[.B480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807]-[.B480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808]-[.B480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809]-[.B48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810]-[.B480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811]-[.B480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812]-[.B481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813]-[.B481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814]-[.B481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815]-[.B481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816]-[.B481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4817]-[.B481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818]-[.B481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4819]-[.B481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820]-[.B481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821]-[.B481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822]-[.B482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823]-[.B482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824]-[.B482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825]-[.B482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826]-[.B482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827]-[.B482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828]-[.B482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4829]-[.B482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830]-[.B482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831]-[.B482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832]-[.B483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833]-[.B483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4834]-[.B483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835]-[.B483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836]-[.B483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837]-[.B48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838]-[.B483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839]-[.B483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840]-[.B483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841]-[.B483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842]-[.B4840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843]-[.B484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844]-[.B484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845]-[.B4843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846]-[.B48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847]-[.B484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848]-[.B484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849]-[.B484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850]-[.B48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4851]-[.B484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852]-[.B48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4853]-[.B485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854]-[.B485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855]-[.B485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856]-[.B485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4857]-[.B485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858]-[.B485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859]-[.B485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860]-[.B485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861]-[.B485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862]-[.B486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863]-[.B486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864]-[.B48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865]-[.B486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4866]-[.B486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867]-[.B4865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4868]-[.B48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869]-[.B486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4870]-[.B486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871]-[.B486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872]-[.B487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873]-[.B487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874]-[.B487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875]-[.B487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876]-[.B487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877]-[.B487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4878]-[.B487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879]-[.B487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880]-[.B487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881]-[.B487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882]-[.B488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883]-[.B488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4884]-[.B488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885]-[.B488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886]-[.B488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887]-[.B488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888]-[.B488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889]-[.B488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890]-[.B488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891]-[.B488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892]-[.B489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893]-[.B48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894]-[.B489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895]-[.B489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896]-[.B489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897]-[.B489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898]-[.B489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899]-[.B489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4900]-[.B489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901]-[.B489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902]-[.B490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903]-[.B490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04]-[.B4902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905]-[.B490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906]-[.B490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907]-[.B490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908]-[.B490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909]-[.B49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4910]-[.B490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11]-[.B490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912]-[.B491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913]-[.B491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914]-[.B491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15]-[.B491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16]-[.B4914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17]-[.B491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918]-[.B491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919]-[.B491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920]-[.B491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921]-[.B491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922]-[.B492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923]-[.B492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924]-[.B492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925]-[.B492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926]-[.B492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927]-[.B49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928]-[.B492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929]-[.B492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930]-[.B492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931]-[.B4929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932]-[.B493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933]-[.B493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934]-[.B49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4935]-[.B493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936]-[.B493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37]-[.B493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938]-[.B493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939]-[.B493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40]-[.B493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941]-[.B493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942]-[.B494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43]-[.B494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944]-[.B494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45]-[.B49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946]-[.B494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47]-[.B494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48]-[.B494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4949]-[.B494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950]-[.B494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951]-[.B49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952]-[.B495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953]-[.B495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954]-[.B495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955]-[.B495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56]-[.B495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957]-[.B495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58]-[.B495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59]-[.B495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960]-[.B495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4961]-[.B4959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962]-[.B496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963]-[.B49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964]-[.B4962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4965]-[.B496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966]-[.B496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967]-[.B496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968]-[.B496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969]-[.B49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4970]-[.B496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971]-[.B496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972]-[.B497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973]-[.B497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974]-[.B497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975]-[.B497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976]-[.B49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977]-[.B497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4978]-[.B497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979]-[.B497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980]-[.B497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81]-[.B497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982]-[.B498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4983]-[.B498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984]-[.B498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985]-[.B498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986]-[.B498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987]-[.B49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4988]-[.B498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989]-[.B498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990]-[.B498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991]-[.B49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992]-[.B499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993]-[.B499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994]-[.B499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995]-[.B499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4996]-[.B499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4997]-[.B499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4998]-[.B499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999]-[.B499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000]-[.B499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001]-[.B499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002]-[.B500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003]-[.B50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004]-[.B500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005]-[.B500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5006]-[.B500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007]-[.B500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008]-[.B500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009]-[.B500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010]-[.B500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011]-[.B500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5012]-[.B501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013]-[.B50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5014]-[.B501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015]-[.B501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016]-[.B50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017]-[.B501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18]-[.B501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019]-[.B501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020]-[.B50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5021]-[.B501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022]-[.B502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023]-[.B502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5024]-[.B502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25]-[.B5023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026]-[.B502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27]-[.B502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028]-[.B502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029]-[.B502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5030]-[.B502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031]-[.B502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032]-[.B503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033]-[.B503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34]-[.B503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035]-[.B503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5036]-[.B50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037]-[.B503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038]-[.B503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039]-[.B503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040]-[.B503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5041]-[.B503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042]-[.B50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43]-[.B504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44]-[.B504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045]-[.B504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046]-[.B504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047]-[.B504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048]-[.B504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049]-[.B504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050]-[.B504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051]-[.B50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052]-[.B505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053]-[.B505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054]-[.B505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5055]-[.B505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056]-[.B50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057]-[.B5055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058]-[.B505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059]-[.B5057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60]-[.B5058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5061]-[.B50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5062]-[.B506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063]-[.B50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64]-[.B506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065]-[.B50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066]-[.B506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067]-[.B506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5068]-[.B506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069]-[.B50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70]-[.B506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071]-[.B506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72]-[.B50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5073]-[.B507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074]-[.B507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5075]-[.B507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76]-[.B507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077]-[.B50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078]-[.B507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79]-[.B507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080]-[.B507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081]-[.B507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5082]-[.B508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083]-[.B50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84]-[.B508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085]-[.B508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086]-[.B50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087]-[.B508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088]-[.B508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5089]-[.B508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090]-[.B5088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091]-[.B508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092]-[.B509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093]-[.B509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094]-[.B509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95]-[.B509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096]-[.B509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097]-[.B509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098]-[.B509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5099]-[.B509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100]-[.B509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101]-[.B509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102]-[.B510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03]-[.B510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04]-[.B510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05]-[.B510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106]-[.B510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107]-[.B5105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108]-[.B510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109]-[.B510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10]-[.B510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111]-[.B510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112]-[.B511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113]-[.B511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14]-[.B5112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15]-[.B511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16]-[.B51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117]-[.B511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118]-[.B511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19]-[.B511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120]-[.B511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21]-[.B511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122]-[.B512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123]-[.B512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5124]-[.B512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125]-[.B512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126]-[.B51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5127]-[.B512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28]-[.B512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29]-[.B51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5130]-[.B512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131]-[.B512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132]-[.B513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33]-[.B513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34]-[.B513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35]-[.B51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136]-[.B513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137]-[.B5135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138]-[.B513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139]-[.B513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140]-[.B5138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41]-[.B513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142]-[.B5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5143]-[.B514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144]-[.B514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45]-[.B514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146]-[.B514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147]-[.B5145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48]-[.B51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149]-[.B514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150]-[.B5148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151]-[.B51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152]-[.B515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153]-[.B515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154]-[.B515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155]-[.B515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156]-[.B515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157]-[.B515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5158]-[.B5156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159]-[.B515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60]-[.B515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161]-[.B515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162]-[.B516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63]-[.B516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5164]-[.B516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5165]-[.B516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166]-[.B516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167]-[.B516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168]-[.B516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169]-[.B516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170]-[.B516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171]-[.B516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72]-[.B517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173]-[.B517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74]-[.B517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175]-[.B5173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76]-[.B517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177]-[.B517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178]-[.B517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5179]-[.B517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180]-[.B517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181]-[.B517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182]-[.B518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83]-[.B518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184]-[.B518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185]-[.B518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186]-[.B518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87]-[.B518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188]-[.B518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189]-[.B518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90]-[.B518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191]-[.B518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92]-[.B519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5193]-[.B519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94]-[.B519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195]-[.B51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196]-[.B519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197]-[.B519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98]-[.B519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199]-[.B519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00]-[.B519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201]-[.B519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202]-[.B520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203]-[.B520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204]-[.B520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05]-[.B520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06]-[.B520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207]-[.B520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208]-[.B52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5209]-[.B520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210]-[.B520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211]-[.B520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12]-[.B521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213]-[.B521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14]-[.B521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15]-[.B521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5216]-[.B52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17]-[.B521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18]-[.B521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19]-[.B521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220]-[.B521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21]-[.B521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222]-[.B522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223]-[.B522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224]-[.B522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225]-[.B52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5226]-[.B522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227]-[.B522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28]-[.B522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29]-[.B522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30]-[.B522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231]-[.B522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32]-[.B52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5233]-[.B52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5234]-[.B523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35]-[.B523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236]-[.B523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237]-[.B523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238]-[.B523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39]-[.B523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240]-[.B523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241]-[.B523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242]-[.B524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43]-[.B524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44]-[.B524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245]-[.B524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46]-[.B52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5247]-[.B524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5248]-[.B524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249]-[.B524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250]-[.B524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51]-[.B524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252]-[.B525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253]-[.B525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54]-[.B525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255]-[.B525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256]-[.B525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57]-[.B525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258]-[.B525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59]-[.B525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260]-[.B525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61]-[.B52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62]-[.B526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63]-[.B52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264]-[.B526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265]-[.B526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266]-[.B526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267]-[.B5265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268]-[.B526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69]-[.B526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270]-[.B526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5271]-[.B526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272]-[.B527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273]-[.B527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74]-[.B527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275]-[.B527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276]-[.B527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277]-[.B527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278]-[.B527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279]-[.B527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5280]-[.B527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281]-[.B527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282]-[.B528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283]-[.B528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A5284]-[.B528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5285]-[.B52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5286]-[.B52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5287]-[.B528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288]-[.B528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89]-[.B528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290]-[.B528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291]-[.B528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292]-[.B5290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5293]-[.B529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5294]-[.B529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5295]-[.B529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296]-[.B529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297]-[.B529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298]-[.B529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299]-[.B529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300]-[.B529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301]-[.B5299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302]-[.B530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303]-[.B530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304]-[.B530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05]-[.B53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5306]-[.B530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07]-[.B530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308]-[.B5306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309]-[.B530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10]-[.B530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11]-[.B530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312]-[.B531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313]-[.B53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5314]-[.B531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315]-[.B531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316]-[.B531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317]-[.B531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318]-[.B53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319]-[.B53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5320]-[.B531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21]-[.B5319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5322]-[.B532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23]-[.B53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24]-[.B532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325]-[.B532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326]-[.B532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327]-[.B532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328]-[.B5326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329]-[.B532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30]-[.B532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331]-[.B532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5332]-[.B533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333]-[.B53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34]-[.B53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35]-[.B533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336]-[.B533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337]-[.B533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38]-[.B533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339]-[.B533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340]-[.B533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341]-[.B533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342]-[.B534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343]-[.B53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5344]-[.B534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345]-[.B5343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346]-[.B53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347]-[.B534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348]-[.B534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349]-[.B534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350]-[.B534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351]-[.B534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352]-[.B535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353]-[.B535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354]-[.B535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355]-[.B535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356]-[.B5354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5357]-[.B535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358]-[.B535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359]-[.B535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360]-[.B535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361]-[.B53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362]-[.B5360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63]-[.B536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64]-[.B536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365]-[.B536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366]-[.B536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367]-[.B536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68]-[.B536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369]-[.B536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370]-[.B536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371]-[.B536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372]-[.B537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373]-[.B537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374]-[.B537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375]-[.B537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376]-[.B537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377]-[.B537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378]-[.B537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379]-[.B5377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5380]-[.B537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81]-[.B537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382]-[.B5380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383]-[.B538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384]-[.B538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385]-[.B538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386]-[.B538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387]-[.B5385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388]-[.B538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5389]-[.B538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390]-[.B5388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391]-[.B53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392]-[.B539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393]-[.B539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394]-[.B539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395]-[.B53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5396]-[.B53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397]-[.B539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398]-[.B539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399]-[.B539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400]-[.B539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401]-[.B539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402]-[.B5400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403]-[.B54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404]-[.B540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405]-[.B540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406]-[.B540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407]-[.B5405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408]-[.B54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5409]-[.B540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410]-[.B540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411]-[.B540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412]-[.B541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413]-[.B541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414]-[.B541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415]-[.B541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416]-[.B541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417]-[.B541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5418]-[.B541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419]-[.B541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5420]-[.B541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421]-[.B541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422]-[.B542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423]-[.B54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424]-[.B542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425]-[.B542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426]-[.B542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427]-[.B542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428]-[.B542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429]-[.B54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430]-[.B542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431]-[.B542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432]-[.B5430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433]-[.B54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434]-[.B543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435]-[.B543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436]-[.B5434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437]-[.B543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438]-[.B5436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439]-[.B543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440]-[.B543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5441]-[.B543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442]-[.B544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443]-[.B5441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5444]-[.B544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445]-[.B54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446]-[.B544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447]-[.B544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448]-[.B54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449]-[.B54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450]-[.B544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451]-[.B544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452]-[.B545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453]-[.B545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454]-[.B545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455]-[.B545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456]-[.B545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457]-[.B545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458]-[.B545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459]-[.B545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460]-[.B545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461]-[.B545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462]-[.B546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463]-[.B546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464]-[.B54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465]-[.B546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466]-[.B546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467]-[.B546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468]-[.B546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5469]-[.B54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5470]-[.B546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471]-[.B54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5472]-[.B547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473]-[.B547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474]-[.B547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475]-[.B547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476]-[.B547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477]-[.B547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478]-[.B547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5479]-[.B547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480]-[.B5478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5481]-[.B547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482]-[.B548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483]-[.B548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484]-[.B548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485]-[.B548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486]-[.B548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487]-[.B548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488]-[.B548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489]-[.B548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490]-[.B548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5491]-[.B548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492]-[.B549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493]-[.B549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494]-[.B549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495]-[.B549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496]-[.B549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497]-[.B549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498]-[.B549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499]-[.B549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500]-[.B549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501]-[.B549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502]-[.B550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5503]-[.B550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04]-[.B550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505]-[.B550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06]-[.B55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5507]-[.B550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508]-[.B550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509]-[.B550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10]-[.B550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511]-[.B550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512]-[.B551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513]-[.B551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14]-[.B551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15]-[.B551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516]-[.B551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517]-[.B551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518]-[.B551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5519]-[.B551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520]-[.B55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5521]-[.B551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522]-[.B552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523]-[.B552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524]-[.B552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525]-[.B552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26]-[.B552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527]-[.B552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528]-[.B552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5529]-[.B552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530]-[.B552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531]-[.B552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532]-[.B553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533]-[.B55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534]-[.B553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5535]-[.B553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536]-[.B553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537]-[.B553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38]-[.B553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539]-[.B553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40]-[.B55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541]-[.B553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42]-[.B55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543]-[.B554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44]-[.B554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545]-[.B554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546]-[.B554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47]-[.B554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548]-[.B554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549]-[.B554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550]-[.B554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5551]-[.B55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552]-[.B555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553]-[.B555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5554]-[.B555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555]-[.B555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5556]-[.B555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557]-[.B555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5558]-[.B555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559]-[.B555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560]-[.B555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561]-[.B555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562]-[.B556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63]-[.B556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564]-[.B556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565]-[.B556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566]-[.B556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567]-[.B5565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68]-[.B556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569]-[.B556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5570]-[.B556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5571]-[.B556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72]-[.B557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573]-[.B557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574]-[.B557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575]-[.B557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576]-[.B557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577]-[.B55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578]-[.B557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579]-[.B55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5580]-[.B557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581]-[.B557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582]-[.B558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583]-[.B558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584]-[.B558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585]-[.B558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586]-[.B558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587]-[.B558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588]-[.B558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589]-[.B55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5590]-[.B558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5591]-[.B558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592]-[.B559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93]-[.B559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94]-[.B559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595]-[.B55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596]-[.B559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597]-[.B559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598]-[.B5596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599]-[.B559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600]-[.B559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601]-[.B559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602]-[.B560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603]-[.B560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604]-[.B5602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605]-[.B560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606]-[.B560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5607]-[.B560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608]-[.B560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609]-[.B560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610]-[.B560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611]-[.B560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5612]-[.B56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5613]-[.B561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5614]-[.B561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615]-[.B56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616]-[.B56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617]-[.B56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618]-[.B561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5619]-[.B561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5620]-[.B561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621]-[.B561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622]-[.B562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623]-[.B562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624]-[.B562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A5625]-[.B562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626]-[.B562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627]-[.B5625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5628]-[.B5626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629]-[.B562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630]-[.B562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631]-[.B562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632]-[.B563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633]-[.B563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634]-[.B563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635]-[.B563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636]-[.B563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637]-[.B5635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638]-[.B563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639]-[.B563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640]-[.B5638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641]-[.B563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642]-[.B5640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643]-[.B564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644]-[.B564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645]-[.B56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646]-[.B564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647]-[.B564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648]-[.B564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649]-[.B56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650]-[.B564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651]-[.B564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652]-[.B565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653]-[.B565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654]-[.B565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655]-[.B565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656]-[.B565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657]-[.B56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658]-[.B565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659]-[.B565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5660]-[.B565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661]-[.B565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662]-[.B566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663]-[.B566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664]-[.B566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665]-[.B566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666]-[.B566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667]-[.B566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668]-[.B566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669]-[.B566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670]-[.B566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671]-[.B566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672]-[.B567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673]-[.B5671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674]-[.B567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675]-[.B567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676]-[.B567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677]-[.B56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678]-[.B567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679]-[.B567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680]-[.B567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681]-[.B567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682]-[.B568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683]-[.B568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684]-[.B568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685]-[.B568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686]-[.B568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687]-[.B56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5688]-[.B568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689]-[.B568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690]-[.B568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691]-[.B568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692]-[.B569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693]-[.B569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694]-[.B569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695]-[.B569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696]-[.B569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697]-[.B569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698]-[.B569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699]-[.B569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700]-[.B569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701]-[.B569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702]-[.B570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703]-[.B570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704]-[.B570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05]-[.B570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706]-[.B570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707]-[.B5705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708]-[.B570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09]-[.B570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10]-[.B570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711]-[.B570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712]-[.B571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713]-[.B571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714]-[.B571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15]-[.B57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5716]-[.B57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5717]-[.B571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718]-[.B571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719]-[.B5717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720]-[.B571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721]-[.B571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22]-[.B572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723]-[.B572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5724]-[.B572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725]-[.B572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726]-[.B57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727]-[.B572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728]-[.B572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729]-[.B572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730]-[.B572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31]-[.B572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5732]-[.B573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733]-[.B573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34]-[.B573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735]-[.B5733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736]-[.B573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5737]-[.B573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738]-[.B573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739]-[.B573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740]-[.B573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741]-[.B5739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5742]-[.B574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743]-[.B57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744]-[.B57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745]-[.B57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5746]-[.B574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747]-[.B5745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5748]-[.B574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749]-[.B574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750]-[.B574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751]-[.B574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752]-[.B575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753]-[.B575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54]-[.B575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755]-[.B575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756]-[.B5754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757]-[.B575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758]-[.B57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5759]-[.B575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760]-[.B575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761]-[.B57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5762]-[.B576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763]-[.B576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764]-[.B576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765]-[.B576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66]-[.B57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5767]-[.B57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768]-[.B576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769]-[.B576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770]-[.B57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5771]-[.B576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772]-[.B577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773]-[.B57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5774]-[.B577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775]-[.B577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76]-[.B577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77]-[.B577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5778]-[.B577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79]-[.B577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780]-[.B577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781]-[.B577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782]-[.B578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83]-[.B578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784]-[.B578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785]-[.B578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786]-[.B578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787]-[.B578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88]-[.B578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789]-[.B578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790]-[.B5788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5791]-[.B57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792]-[.B579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793]-[.B579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794]-[.B579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795]-[.B579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796]-[.B579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797]-[.B579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798]-[.B579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799]-[.B579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800]-[.B579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801]-[.B579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802]-[.B58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5803]-[.B580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804]-[.B580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805]-[.B580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806]-[.B580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807]-[.B580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808]-[.B580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809]-[.B580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810]-[.B580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811]-[.B580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812]-[.B581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813]-[.B581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814]-[.B581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815]-[.B581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816]-[.B581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817]-[.B581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818]-[.B58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819]-[.B581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820]-[.B581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821]-[.B581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822]-[.B582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823]-[.B582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824]-[.B582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825]-[.B58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5826]-[.B582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827]-[.B582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828]-[.B582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5829]-[.B582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830]-[.B582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5831]-[.B582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832]-[.B58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833]-[.B583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834]-[.B583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835]-[.B58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5836]-[.B58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837]-[.B58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838]-[.B583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839]-[.B583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840]-[.B58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841]-[.B583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5842]-[.B58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843]-[.B584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844]-[.B584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845]-[.B584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846]-[.B584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A5847]-[.B584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848]-[.B584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849]-[.B584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850]-[.B584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851]-[.B58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5852]-[.B585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853]-[.B585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854]-[.B585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855]-[.B585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856]-[.B585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857]-[.B5855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858]-[.B585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859]-[.B5857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5860]-[.B585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861]-[.B585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862]-[.B586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863]-[.B586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864]-[.B5862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865]-[.B586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866]-[.B586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867]-[.B586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868]-[.B586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869]-[.B586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5870]-[.B58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871]-[.B586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872]-[.B587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873]-[.B587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874]-[.B587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875]-[.B5873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5876]-[.B5874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877]-[.B587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878]-[.B58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879]-[.B587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880]-[.B587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881]-[.B58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5882]-[.B58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5883]-[.B588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884]-[.B588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885]-[.B58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5886]-[.B588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887]-[.B588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888]-[.B58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5889]-[.B588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890]-[.B588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891]-[.B588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892]-[.B589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893]-[.B589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894]-[.B589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895]-[.B58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896]-[.B589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897]-[.B589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898]-[.B589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899]-[.B589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900]-[.B589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901]-[.B589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902]-[.B590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903]-[.B590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904]-[.B590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905]-[.B590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906]-[.B590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907]-[.B590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908]-[.B590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909]-[.B590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910]-[.B590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911]-[.B590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912]-[.B591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913]-[.B591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914]-[.B591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915]-[.B591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916]-[.B591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917]-[.B59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5918]-[.B59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919]-[.B59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920]-[.B591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921]-[.B5919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5922]-[.B59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5923]-[.B59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924]-[.B592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925]-[.B592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926]-[.B59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927]-[.B592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928]-[.B592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929]-[.B5927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930]-[.B592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931]-[.B592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932]-[.B593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933]-[.B593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934]-[.B593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935]-[.B59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936]-[.B5934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937]-[.B5935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938]-[.B593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939]-[.B593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940]-[.B59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5941]-[.B593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942]-[.B594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943]-[.B59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944]-[.B59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5945]-[.B594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946]-[.B59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947]-[.B594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948]-[.B594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949]-[.B594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950]-[.B594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951]-[.B5949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952]-[.B595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953]-[.B5951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954]-[.B595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955]-[.B595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956]-[.B595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957]-[.B595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958]-[.B595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959]-[.B595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5960]-[.B5958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5961]-[.B595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962]-[.B596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963]-[.B5961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964]-[.B596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965]-[.B596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966]-[.B596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967]-[.B596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968]-[.B596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969]-[.B596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970]-[.B596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971]-[.B596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972]-[.B597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973]-[.B597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974]-[.B597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975]-[.B59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5976]-[.B597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977]-[.B59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5978]-[.B597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5979]-[.B597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5980]-[.B597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5981]-[.B59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5982]-[.B598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5983]-[.B598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984]-[.B598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985]-[.B598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986]-[.B598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5987]-[.B598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988]-[.B598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989]-[.B598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990]-[.B598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991]-[.B598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992]-[.B599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993]-[.B59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994]-[.B599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5995]-[.B599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996]-[.B599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5997]-[.B599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5998]-[.B599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5999]-[.B599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00]-[.B599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001]-[.B599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002]-[.B600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003]-[.B600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6004]-[.B600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005]-[.B600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06]-[.B600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6007]-[.B600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008]-[.B600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009]-[.B600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6010]-[.B600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011]-[.B6009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012]-[.B601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013]-[.B601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014]-[.B601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015]-[.B601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016]-[.B601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017]-[.B601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018]-[.B60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019]-[.B601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6020]-[.B601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21]-[.B601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022]-[.B602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23]-[.B60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024]-[.B602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6025]-[.B602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026]-[.B602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6027]-[.B6025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028]-[.B602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029]-[.B60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6030]-[.B602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031]-[.B602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032]-[.B60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033]-[.B60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034]-[.B603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035]-[.B60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036]-[.B603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037]-[.B603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038]-[.B6036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039]-[.B603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40]-[.B603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41]-[.B6039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6042]-[.B604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043]-[.B604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44]-[.B6042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6045]-[.B60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6046]-[.B604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047]-[.B6045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6048]-[.B604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049]-[.B604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050]-[.B604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051]-[.B60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052]-[.B605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53]-[.B605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54]-[.B605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55]-[.B605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056]-[.B605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057]-[.B605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058]-[.B605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6059]-[.B605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6060]-[.B605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061]-[.B60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062]-[.B606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063]-[.B606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064]-[.B606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065]-[.B606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066]-[.B606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067]-[.B606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068]-[.B606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69]-[.B606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70]-[.B606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071]-[.B606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6072]-[.B607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073]-[.B607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074]-[.B607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075]-[.B607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076]-[.B607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077]-[.B60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078]-[.B607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6079]-[.B607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080]-[.B607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6081]-[.B607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082]-[.B608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83]-[.B60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084]-[.B608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085]-[.B608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086]-[.B608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087]-[.B608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088]-[.B608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089]-[.B608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090]-[.B6088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6091]-[.B608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092]-[.B609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6093]-[.B609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94]-[.B609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095]-[.B60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096]-[.B609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097]-[.B609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098]-[.B609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099]-[.B6097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100]-[.B609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101]-[.B609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102]-[.B610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6103]-[.B61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6104]-[.B610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105]-[.B610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6106]-[.B610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6107]-[.B610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108]-[.B6106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6109]-[.B610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110]-[.B610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111]-[.B610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112]-[.B611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113]-[.B611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114]-[.B611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115]-[.B611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116]-[.B611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117]-[.B611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118]-[.B611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119]-[.B611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120]-[.B611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121]-[.B611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122]-[.B612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123]-[.B612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124]-[.B612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125]-[.B612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126]-[.B612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127]-[.B612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128]-[.B612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129]-[.B6127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6130]-[.B612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131]-[.B612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132]-[.B613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133]-[.B613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6134]-[.B61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135]-[.B613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136]-[.B613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6137]-[.B613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138]-[.B613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139]-[.B613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140]-[.B61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141]-[.B613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142]-[.B614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6143]-[.B614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6144]-[.B614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145]-[.B614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146]-[.B61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147]-[.B614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148]-[.B614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149]-[.B6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6150]-[.B614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151]-[.B614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152]-[.B615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153]-[.B615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154]-[.B615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155]-[.B615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156]-[.B615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157]-[.B61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6158]-[.B615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159]-[.B615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160]-[.B615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161]-[.B615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162]-[.B616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163]-[.B61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6164]-[.B616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165]-[.B616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166]-[.B616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6167]-[.B616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168]-[.B616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169]-[.B616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170]-[.B616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171]-[.B616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172]-[.B617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173]-[.B6171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174]-[.B617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175]-[.B617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176]-[.B617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177]-[.B617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178]-[.B617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179]-[.B617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180]-[.B617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181]-[.B617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182]-[.B618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183]-[.B618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184]-[.B6182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185]-[.B618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186]-[.B618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187]-[.B618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188]-[.B618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189]-[.B618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190]-[.B618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191]-[.B618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192]-[.B619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193]-[.B619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194]-[.B619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195]-[.B61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196]-[.B619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6197]-[.B619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198]-[.B619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199]-[.B619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200]-[.B619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01]-[.B619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6202]-[.B620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203]-[.B620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204]-[.B620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205]-[.B620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206]-[.B620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207]-[.B620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208]-[.B620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209]-[.B620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10]-[.B620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211]-[.B620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212]-[.B621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13]-[.B621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214]-[.B621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215]-[.B621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6216]-[.B62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A6217]-[.B621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218]-[.B62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219]-[.B6217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220]-[.B621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221]-[.B621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22]-[.B6220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6223]-[.B622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224]-[.B622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25]-[.B62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226]-[.B622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227]-[.B622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228]-[.B622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229]-[.B62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230]-[.B622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231]-[.B62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232]-[.B623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6233]-[.B62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234]-[.B623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235]-[.B623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36]-[.B623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37]-[.B623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238]-[.B623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6239]-[.B623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6240]-[.B623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6241]-[.B623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242]-[.B6240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6243]-[.B624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6244]-[.B624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245]-[.B624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246]-[.B624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247]-[.B624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248]-[.B624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249]-[.B624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250]-[.B624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51]-[.B624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252]-[.B625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53]-[.B625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254]-[.B625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255]-[.B625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6256]-[.B625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257]-[.B625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258]-[.B625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259]-[.B625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60]-[.B625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261]-[.B625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262]-[.B626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263]-[.B626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64]-[.B626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65]-[.B626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266]-[.B626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267]-[.B626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268]-[.B626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269]-[.B62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270]-[.B626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271]-[.B626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72]-[.B627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273]-[.B6271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274]-[.B627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275]-[.B627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276]-[.B627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77]-[.B627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278]-[.B627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279]-[.B627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280]-[.B627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281]-[.B627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282]-[.B628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283]-[.B628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284]-[.B628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285]-[.B628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286]-[.B628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287]-[.B628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288]-[.B628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289]-[.B628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290]-[.B628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291]-[.B6289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6292]-[.B629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6293]-[.B6291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94]-[.B629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95]-[.B629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296]-[.B629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297]-[.B629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298]-[.B629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6299]-[.B629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6300]-[.B629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301]-[.B629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302]-[.B630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303]-[.B630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304]-[.B630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6305]-[.B630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306]-[.B630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307]-[.B630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308]-[.B630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09]-[.B630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10]-[.B630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11]-[.B630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12]-[.B631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313]-[.B631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314]-[.B6312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315]-[.B631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316]-[.B631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317]-[.B631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18]-[.B631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319]-[.B631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320]-[.B631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321]-[.B631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322]-[.B632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323]-[.B63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324]-[.B632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325]-[.B632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326]-[.B63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327]-[.B632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328]-[.B632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29]-[.B632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330]-[.B6328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331]-[.B632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332]-[.B63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333]-[.B633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6334]-[.B63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335]-[.B633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36]-[.B633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37]-[.B63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338]-[.B633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339]-[.B63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6340]-[.B633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341]-[.B633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342]-[.B634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343]-[.B634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44]-[.B634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345]-[.B63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6346]-[.B63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47]-[.B634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348]-[.B6346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349]-[.B634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350]-[.B634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351]-[.B63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352]-[.B635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353]-[.B635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354]-[.B635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6355]-[.B635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356]-[.B635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357]-[.B635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358]-[.B635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359]-[.B635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360]-[.B635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6361]-[.B635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362]-[.B636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363]-[.B63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64]-[.B636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365]-[.B636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366]-[.B636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67]-[.B636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368]-[.B636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6369]-[.B636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370]-[.B636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371]-[.B6369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372]-[.B637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373]-[.B637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74]-[.B637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375]-[.B637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376]-[.B637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77]-[.B637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378]-[.B637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379]-[.B6377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6380]-[.B6378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381]-[.B6379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82]-[.B638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383]-[.B638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6384]-[.B638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85]-[.B638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386]-[.B638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6387]-[.B638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388]-[.B638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89]-[.B638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390]-[.B638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391]-[.B638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392]-[.B639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393]-[.B639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394]-[.B639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395]-[.B639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396]-[.B639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397]-[.B63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6398]-[.B63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6399]-[.B639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400]-[.B639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401]-[.B639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402]-[.B640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403]-[.B640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404]-[.B640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405]-[.B640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406]-[.B640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407]-[.B640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408]-[.B640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409]-[.B640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410]-[.B6408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6411]-[.B640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412]-[.B641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413]-[.B641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414]-[.B641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415]-[.B641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416]-[.B64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6417]-[.B64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6418]-[.B64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6419]-[.B641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420]-[.B641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421]-[.B641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422]-[.B642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423]-[.B642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424]-[.B64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6425]-[.B642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426]-[.B642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427]-[.B642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428]-[.B642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429]-[.B64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430]-[.B642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431]-[.B642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432]-[.B643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433]-[.B643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434]-[.B643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435]-[.B643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436]-[.B643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437]-[.B643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438]-[.B643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439]-[.B64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440]-[.B6438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441]-[.B643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442]-[.B644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443]-[.B644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444]-[.B64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6445]-[.B644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446]-[.B644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447]-[.B64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6448]-[.B644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449]-[.B64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450]-[.B6448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6451]-[.B644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6452]-[.B645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453]-[.B645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454]-[.B645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455]-[.B645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A6456]-[.B645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457]-[.B645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458]-[.B645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6459]-[.B645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460]-[.B645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461]-[.B645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462]-[.B646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6463]-[.B646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464]-[.B646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6465]-[.B646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466]-[.B646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6467]-[.B6465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468]-[.B64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6469]-[.B646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470]-[.B64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471]-[.B646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472]-[.B64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473]-[.B647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474]-[.B647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475]-[.B647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476]-[.B647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477]-[.B64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478]-[.B647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479]-[.B647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480]-[.B647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481]-[.B647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482]-[.B648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483]-[.B648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484]-[.B648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6485]-[.B648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486]-[.B648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487]-[.B648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488]-[.B648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489]-[.B648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490]-[.B648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491]-[.B6489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492]-[.B649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493]-[.B649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494]-[.B649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495]-[.B649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496]-[.B64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497]-[.B649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498]-[.B64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6499]-[.B649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500]-[.B649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501]-[.B649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502]-[.B650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503]-[.B650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504]-[.B650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505]-[.B65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6506]-[.B650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507]-[.B650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508]-[.B650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509]-[.B650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510]-[.B65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6511]-[.B650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512]-[.B6510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513]-[.B651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514]-[.B651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515]-[.B6513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6516]-[.B651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517]-[.B651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518]-[.B65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519]-[.B651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520]-[.B65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6521]-[.B651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522]-[.B652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6523]-[.B652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524]-[.B652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525]-[.B65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526]-[.B652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527]-[.B652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528]-[.B652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529]-[.B652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530]-[.B652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6531]-[.B652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532]-[.B65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533]-[.B65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534]-[.B653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535]-[.B653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536]-[.B653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537]-[.B653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538]-[.B653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6539]-[.B6537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6540]-[.B653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541]-[.B653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542]-[.B654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543]-[.B65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6544]-[.B654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545]-[.B654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546]-[.B654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547]-[.B65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6548]-[.B654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549]-[.B654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6550]-[.B654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551]-[.B65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552]-[.B655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553]-[.B655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554]-[.B655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555]-[.B655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556]-[.B655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557]-[.B65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558]-[.B655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559]-[.B655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560]-[.B655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561]-[.B655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562]-[.B656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563]-[.B6561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564]-[.B656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565]-[.B656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566]-[.B656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567]-[.B656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568]-[.B656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569]-[.B656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570]-[.B656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571]-[.B656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572]-[.B657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6573]-[.B657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574]-[.B657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575]-[.B657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576]-[.B657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577]-[.B6575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578]-[.B657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579]-[.B657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580]-[.B657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581]-[.B65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582]-[.B658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583]-[.B65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6584]-[.B658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585]-[.B658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6586]-[.B658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587]-[.B658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588]-[.B658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589]-[.B658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590]-[.B658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591]-[.B658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592]-[.B659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6593]-[.B659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594]-[.B659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595]-[.B659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596]-[.B659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597]-[.B65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598]-[.B659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6599]-[.B659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600]-[.B659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01]-[.B659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602]-[.B660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6603]-[.B660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04]-[.B660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05]-[.B660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606]-[.B660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607]-[.B660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6608]-[.B660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09]-[.B660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6610]-[.B660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611]-[.B660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612]-[.B661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6613]-[.B661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614]-[.B661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15]-[.B661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16]-[.B661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617]-[.B661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18]-[.B661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19]-[.B661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620]-[.B661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621]-[.B661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22]-[.B662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623]-[.B6621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24]-[.B662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625]-[.B66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626]-[.B662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27]-[.B662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628]-[.B662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629]-[.B662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30]-[.B662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631]-[.B662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32]-[.B663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6633]-[.B66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34]-[.B663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635]-[.B663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36]-[.B663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37]-[.B663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638]-[.B66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6639]-[.B663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640]-[.B66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641]-[.B663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42]-[.B664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43]-[.B664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44]-[.B664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6645]-[.B664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646]-[.B664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47]-[.B664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48]-[.B66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6649]-[.B664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50]-[.B664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651]-[.B664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52]-[.B665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53]-[.B665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54]-[.B665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655]-[.B665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56]-[.B665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57]-[.B665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658]-[.B665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659]-[.B665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60]-[.B665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61]-[.B665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662]-[.B666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63]-[.B666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664]-[.B66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65]-[.B666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66]-[.B666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6667]-[.B666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68]-[.B666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669]-[.B666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6670]-[.B666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671]-[.B666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72]-[.B667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673]-[.B66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6674]-[.B667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675]-[.B667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76]-[.B667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77]-[.B66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678]-[.B667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79]-[.B667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80]-[.B667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81]-[.B667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82]-[.B668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83]-[.B668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84]-[.B66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6685]-[.B668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86]-[.B66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6687]-[.B668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88]-[.B668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89]-[.B668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690]-[.B668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691]-[.B668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692]-[.B669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693]-[.B669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694]-[.B669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95]-[.B669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696]-[.B669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697]-[.B669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698]-[.B669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699]-[.B669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700]-[.B669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701]-[.B669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702]-[.B670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6703]-[.B670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704]-[.B670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705]-[.B670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706]-[.B670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707]-[.B670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708]-[.B670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709]-[.B670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10]-[.B670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711]-[.B670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712]-[.B67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6713]-[.B671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714]-[.B67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6715]-[.B671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16]-[.B671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717]-[.B671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6718]-[.B671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719]-[.B671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6720]-[.B671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721]-[.B671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722]-[.B672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723]-[.B67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724]-[.B672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725]-[.B672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6726]-[.B672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727]-[.B672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A6728]-[.B672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729]-[.B672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730]-[.B672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6731]-[.B6729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6732]-[.B673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733]-[.B67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734]-[.B6732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6735]-[.B67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736]-[.B673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737]-[.B6735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738]-[.B673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739]-[.B67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740]-[.B673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6741]-[.B673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42]-[.B674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743]-[.B6741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744]-[.B674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45]-[.B6743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46]-[.B674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747]-[.B674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6748]-[.B674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749]-[.B674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750]-[.B674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751]-[.B674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752]-[.B675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53]-[.B675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54]-[.B675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755]-[.B675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756]-[.B675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757]-[.B675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758]-[.B675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59]-[.B675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760]-[.B675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61]-[.B67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762]-[.B676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763]-[.B676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764]-[.B676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765]-[.B676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766]-[.B67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6767]-[.B67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6768]-[.B676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769]-[.B676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770]-[.B676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71]-[.B676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772]-[.B677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73]-[.B677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74]-[.B677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6775]-[.B677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776]-[.B677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777]-[.B677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778]-[.B677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779]-[.B677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780]-[.B677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6781]-[.B677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6782]-[.B678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783]-[.B678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784]-[.B678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785]-[.B678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86]-[.B678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787]-[.B678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788]-[.B678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789]-[.B678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790]-[.B678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791]-[.B678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792]-[.B679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6793]-[.B67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794]-[.B679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95]-[.B679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96]-[.B6794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797]-[.B679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98]-[.B679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799]-[.B679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800]-[.B679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801]-[.B679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802]-[.B680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803]-[.B680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6804]-[.B680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805]-[.B680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806]-[.B680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807]-[.B680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08]-[.B680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809]-[.B6807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10]-[.B68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6811]-[.B680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812]-[.B681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813]-[.B681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814]-[.B681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815]-[.B681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16]-[.B681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817]-[.B681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18]-[.B68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819]-[.B681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820]-[.B681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21]-[.B681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22]-[.B682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6823]-[.B682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824]-[.B6822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825]-[.B682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826]-[.B682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827]-[.B682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828]-[.B682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829]-[.B682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30]-[.B682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831]-[.B68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32]-[.B68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33]-[.B683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6834]-[.B683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835]-[.B683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836]-[.B68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6837]-[.B68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838]-[.B683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839]-[.B683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840]-[.B683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841]-[.B68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842]-[.B684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843]-[.B684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844]-[.B684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45]-[.B684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846]-[.B684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47]-[.B684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48]-[.B684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849]-[.B684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50]-[.B68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6851]-[.B684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52]-[.B685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53]-[.B68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6854]-[.B685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855]-[.B685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856]-[.B685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857]-[.B68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858]-[.B685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59]-[.B685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860]-[.B685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861]-[.B685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6862]-[.B686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863]-[.B686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864]-[.B6862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865]-[.B68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866]-[.B686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867]-[.B68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6868]-[.B686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869]-[.B68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6870]-[.B68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6871]-[.B686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872]-[.B687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873]-[.B687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874]-[.B687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875]-[.B687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876]-[.B687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877]-[.B687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878]-[.B687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79]-[.B687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880]-[.B687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881]-[.B687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882]-[.B688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83]-[.B688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6884]-[.B688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85]-[.B688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886]-[.B688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887]-[.B68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6888]-[.B688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889]-[.B688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890]-[.B688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91]-[.B688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892]-[.B689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893]-[.B689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894]-[.B689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95]-[.B689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896]-[.B689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6897]-[.B689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898]-[.B689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899]-[.B689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6900]-[.B689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901]-[.B689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6902]-[.B690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903]-[.B690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04]-[.B690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905]-[.B690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6906]-[.B690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907]-[.B690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908]-[.B690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909]-[.B690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910]-[.B690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11]-[.B690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912]-[.B691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6913]-[.B691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6914]-[.B691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915]-[.B691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916]-[.B691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917]-[.B691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6918]-[.B69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919]-[.B691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920]-[.B691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921]-[.B691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922]-[.B692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923]-[.B692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24]-[.B692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25]-[.B692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926]-[.B692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27]-[.B69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928]-[.B692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929]-[.B692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930]-[.B692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31]-[.B69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6932]-[.B69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933]-[.B693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934]-[.B693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35]-[.B693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36]-[.B693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937]-[.B69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6938]-[.B693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939]-[.B69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6940]-[.B6938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6941]-[.B69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6942]-[.B69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943]-[.B694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944]-[.B69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6945]-[.B694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946]-[.B694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47]-[.B694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48]-[.B694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949]-[.B694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950]-[.B694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951]-[.B694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6952]-[.B695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953]-[.B695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954]-[.B695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55]-[.B695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956]-[.B695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57]-[.B69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958]-[.B695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959]-[.B695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6960]-[.B6958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961]-[.B695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962]-[.B696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963]-[.B696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6964]-[.B696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965]-[.B696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966]-[.B696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967]-[.B696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968]-[.B69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969]-[.B69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970]-[.B696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971]-[.B696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972]-[.B697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73]-[.B697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74]-[.B697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6975]-[.B697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976]-[.B697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6977]-[.B697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978]-[.B697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979]-[.B697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980]-[.B69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6981]-[.B697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6982]-[.B69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983]-[.B69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6984]-[.B6982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985]-[.B698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986]-[.B698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987]-[.B698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988]-[.B698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989]-[.B698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6990]-[.B698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991]-[.B698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992]-[.B699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993]-[.B699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994]-[.B699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6995]-[.B69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6996]-[.B699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997]-[.B6995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6998]-[.B699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999]-[.B699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00]-[.B699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01]-[.B699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02]-[.B700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003]-[.B700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004]-[.B700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005]-[.B700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006]-[.B700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007]-[.B700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08]-[.B700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009]-[.B700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10]-[.B700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011]-[.B700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012]-[.B701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013]-[.B701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14]-[.B701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015]-[.B701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16]-[.B70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7017]-[.B701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18]-[.B70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19]-[.B701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7020]-[.B701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021]-[.B701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022]-[.B702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023]-[.B702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24]-[.B702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25]-[.B702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26]-[.B70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027]-[.B7025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7028]-[.B702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7029]-[.B70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30]-[.B702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031]-[.B70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32]-[.B703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033]-[.B70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7034]-[.B703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035]-[.B703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036]-[.B703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37]-[.B703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38]-[.B703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039]-[.B7037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7040]-[.B703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041]-[.B70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7042]-[.B70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043]-[.B70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7044]-[.B704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045]-[.B7043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046]-[.B704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047]-[.B70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7048]-[.B704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49]-[.B704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050]-[.B704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51]-[.B704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052]-[.B705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053]-[.B705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054]-[.B705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7055]-[.B70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7056]-[.B70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7057]-[.B70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058]-[.B70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7059]-[.B70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7060]-[.B705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061]-[.B705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62]-[.B706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63]-[.B706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7064]-[.B706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065]-[.B706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66]-[.B706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067]-[.B706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68]-[.B70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069]-[.B706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7070]-[.B706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071]-[.B706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72]-[.B707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73]-[.B70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7074]-[.B707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75]-[.B7073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076]-[.B707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77]-[.B70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078]-[.B707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079]-[.B707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080]-[.B707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81]-[.B707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82]-[.B70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7083]-[.B7081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084]-[.B708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085]-[.B708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086]-[.B708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087]-[.B708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088]-[.B708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89]-[.B708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090]-[.B708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091]-[.B708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092]-[.B709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093]-[.B709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094]-[.B709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095]-[.B709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096]-[.B709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7097]-[.B7095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098]-[.B709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099]-[.B709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100]-[.B709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7101]-[.B709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102]-[.B710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103]-[.B710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104]-[.B710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105]-[.B710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106]-[.B71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7107]-[.B710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108]-[.B710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109]-[.B7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7110]-[.B71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7111]-[.B710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112]-[.B711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113]-[.B711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114]-[.B711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115]-[.B711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116]-[.B711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117]-[.B711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118]-[.B711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119]-[.B711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7120]-[.B711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121]-[.B7119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122]-[.B712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123]-[.B7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7124]-[.B712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125]-[.B7123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126]-[.B71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127]-[.B712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128]-[.B712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129]-[.B712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130]-[.B712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131]-[.B712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132]-[.B713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7133]-[.B713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134]-[.B713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135]-[.B713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136]-[.B713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137]-[.B71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7138]-[.B71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7139]-[.B713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140]-[.B713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141]-[.B713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142]-[.B71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143]-[.B714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144]-[.B714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145]-[.B71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146]-[.B71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147]-[.B714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148]-[.B714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7149]-[.B71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7150]-[.B71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7151]-[.B714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152]-[.B71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7153]-[.B715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154]-[.B715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155]-[.B715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156]-[.B7154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7157]-[.B715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158]-[.B71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7159]-[.B71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7160]-[.B715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161]-[.B715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162]-[.B716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163]-[.B716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164]-[.B716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165]-[.B716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166]-[.B716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167]-[.B716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7168]-[.B716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169]-[.B716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170]-[.B716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171]-[.B71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7172]-[.B717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173]-[.B717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174]-[.B717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7175]-[.B717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176]-[.B717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177]-[.B717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178]-[.B717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179]-[.B717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180]-[.B717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181]-[.B717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182]-[.B7180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7183]-[.B718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184]-[.B718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185]-[.B71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7186]-[.B718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187]-[.B718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7188]-[.B718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189]-[.B718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7190]-[.B718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191]-[.B718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192]-[.B719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193]-[.B71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194]-[.B719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195]-[.B719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196]-[.B719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197]-[.B719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198]-[.B719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199]-[.B719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200]-[.B719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7201]-[.B71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7202]-[.B720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203]-[.B720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04]-[.B720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05]-[.B72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7206]-[.B720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207]-[.B720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08]-[.B7206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7209]-[.B720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210]-[.B720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211]-[.B720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7212]-[.B721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13]-[.B721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7214]-[.B721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215]-[.B721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7216]-[.B721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7217]-[.B721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7218]-[.B721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219]-[.B721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20]-[.B721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221]-[.B721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22]-[.B72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223]-[.B722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224]-[.B722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25]-[.B72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26]-[.B722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27]-[.B722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228]-[.B722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229]-[.B7227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30]-[.B722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231]-[.B722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232]-[.B723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33]-[.B72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7234]-[.B7232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235]-[.B723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236]-[.B723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237]-[.B723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7238]-[.B723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39]-[.B723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240]-[.B723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41]-[.B72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42]-[.B724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243]-[.B724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244]-[.B724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45]-[.B724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246]-[.B724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247]-[.B72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7248]-[.B724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49]-[.B724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250]-[.B724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251]-[.B724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252]-[.B725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253]-[.B725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54]-[.B725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7255]-[.B725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56]-[.B72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7257]-[.B72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7258]-[.B725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7259]-[.B725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260]-[.B725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261]-[.B725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62]-[.B726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263]-[.B726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264]-[.B726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265]-[.B726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66]-[.B726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67]-[.B726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268]-[.B726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269]-[.B72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7270]-[.B726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71]-[.B726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272]-[.B727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273]-[.B727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274]-[.B727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275]-[.B727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276]-[.B727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77]-[.B727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78]-[.B727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279]-[.B7277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280]-[.B727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281]-[.B727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282]-[.B728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283]-[.B728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284]-[.B72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7285]-[.B728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86]-[.B728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287]-[.B728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288]-[.B728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289]-[.B728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290]-[.B728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91]-[.B728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292]-[.B729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7293]-[.B729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294]-[.B729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295]-[.B729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296]-[.B729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297]-[.B729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298]-[.B72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7299]-[.B729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00]-[.B729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301]-[.B72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A7302]-[.B7300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303]-[.B730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304]-[.B730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05]-[.B730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06]-[.B730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307]-[.B730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08]-[.B730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309]-[.B730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310]-[.B73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7311]-[.B730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312]-[.B73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313]-[.B731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14]-[.B731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315]-[.B731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316]-[.B731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317]-[.B731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318]-[.B731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19]-[.B731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20]-[.B731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321]-[.B731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322]-[.B732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23]-[.B732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24]-[.B7322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7325]-[.B732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326]-[.B732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27]-[.B73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7328]-[.B73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329]-[.B732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330]-[.B732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31]-[.B732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32]-[.B7330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33]-[.B73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34]-[.B7332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335]-[.B733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336]-[.B733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337]-[.B733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338]-[.B733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39]-[.B733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40]-[.B733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41]-[.B73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342]-[.B734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343]-[.B734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44]-[.B7342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345]-[.B73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346]-[.B734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47]-[.B734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48]-[.B734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349]-[.B734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350]-[.B73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7351]-[.B73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352]-[.B735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53]-[.B735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354]-[.B735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355]-[.B735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356]-[.B73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A7357]-[.B735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358]-[.B735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359]-[.B735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360]-[.B735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61]-[.B735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362]-[.B736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363]-[.B736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7364]-[.B736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365]-[.B736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366]-[.B736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67]-[.B736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368]-[.B73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69]-[.B73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370]-[.B736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371]-[.B736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372]-[.B737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373]-[.B737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74]-[.B737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75]-[.B737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7376]-[.B737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77]-[.B7375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78]-[.B737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379]-[.B737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7380]-[.B737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81]-[.B737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82]-[.B738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83]-[.B73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384]-[.B738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385]-[.B738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386]-[.B738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7387]-[.B738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88]-[.B7386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389]-[.B738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390]-[.B738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391]-[.B73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392]-[.B739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393]-[.B739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394]-[.B7392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395]-[.B739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396]-[.B739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397]-[.B739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398]-[.B739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399]-[.B73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7400]-[.B739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401]-[.B7399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402]-[.B74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7403]-[.B740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404]-[.B740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405]-[.B740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406]-[.B740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7407]-[.B740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408]-[.B74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7409]-[.B740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410]-[.B740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411]-[.B7409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412]-[.B741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413]-[.B741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414]-[.B741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415]-[.B741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416]-[.B741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417]-[.B741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418]-[.B741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419]-[.B741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420]-[.B741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421]-[.B741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7422]-[.B74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7423]-[.B742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424]-[.B742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425]-[.B742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A7426]-[.B742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427]-[.B7425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428]-[.B7426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429]-[.B742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430]-[.B742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431]-[.B742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432]-[.B743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7433]-[.B743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434]-[.B743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435]-[.B7433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436]-[.B74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437]-[.B743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438]-[.B743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7439]-[.B743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440]-[.B7438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7441]-[.B743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7442]-[.B7440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443]-[.B74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7444]-[.B74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7445]-[.B744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446]-[.B74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7447]-[.B744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448]-[.B74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7449]-[.B744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450]-[.B744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451]-[.B744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452]-[.B7450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453]-[.B745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454]-[.B7452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455]-[.B745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456]-[.B745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457]-[.B7455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458]-[.B7456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459]-[.B745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460]-[.B745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461]-[.B745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7462]-[.B746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463]-[.B746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7464]-[.B74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7465]-[.B7463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466]-[.B746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7467]-[.B746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468]-[.B746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469]-[.B746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470]-[.B746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471]-[.B746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472]-[.B747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473]-[.B747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474]-[.B747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475]-[.B74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7476]-[.B74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7477]-[.B7475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478]-[.B7476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479]-[.B747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480]-[.B747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481]-[.B747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482]-[.B748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483]-[.B748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484]-[.B748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485]-[.B748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7486]-[.B748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487]-[.B748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488]-[.B74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7489]-[.B748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7490]-[.B748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7491]-[.B748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492]-[.B749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493]-[.B74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494]-[.B7492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7495]-[.B749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7496]-[.B749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497]-[.B749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498]-[.B749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499]-[.B749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00]-[.B749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501]-[.B749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7502]-[.B75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7503]-[.B750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504]-[.B750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505]-[.B750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506]-[.B750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07]-[.B750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508]-[.B750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7509]-[.B750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510]-[.B750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511]-[.B750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12]-[.B751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513]-[.B751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14]-[.B751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515]-[.B75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516]-[.B751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517]-[.B751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518]-[.B75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519]-[.B7517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520]-[.B7518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521]-[.B751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522]-[.B752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23]-[.B752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7524]-[.B752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7525]-[.B7523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526]-[.B752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27]-[.B752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528]-[.B752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529]-[.B752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530]-[.B752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531]-[.B752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532]-[.B753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7533]-[.B753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534]-[.B753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535]-[.B75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536]-[.B753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37]-[.B753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7538]-[.B7536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39]-[.B753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540]-[.B753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541]-[.B753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542]-[.B7540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543]-[.B754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544]-[.B7542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545]-[.B75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546]-[.B75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7547]-[.B7545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48]-[.B754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7549]-[.B754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550]-[.B754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551]-[.B754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552]-[.B755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53]-[.B755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554]-[.B7552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555]-[.B7553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556]-[.B755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557]-[.B7555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558]-[.B7556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59]-[.B755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60]-[.B7558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561]-[.B755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562]-[.B756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563]-[.B756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7564]-[.B756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65]-[.B756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566]-[.B756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67]-[.B75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7568]-[.B75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7569]-[.B756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570]-[.B756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571]-[.B756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572]-[.B757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573]-[.B7571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574]-[.B7572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575]-[.B757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76]-[.B757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577]-[.B75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578]-[.B757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7579]-[.B757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580]-[.B757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581]-[.B757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82]-[.B758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583]-[.B75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584]-[.B7582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85]-[.B758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86]-[.B758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7587]-[.B758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588]-[.B758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7589]-[.B7587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7590]-[.B758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591]-[.B75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592]-[.B759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93]-[.B7591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594]-[.B759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95]-[.B75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96]-[.B759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597]-[.B759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598]-[.B759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7599]-[.B759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600]-[.B7598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601]-[.B759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602]-[.B760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603]-[.B760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604]-[.B76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7605]-[.B760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606]-[.B760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607]-[.B760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608]-[.B760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09]-[.B7607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7610]-[.B760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611]-[.B760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612]-[.B76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7613]-[.B761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614]-[.B761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615]-[.B7613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16]-[.B761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17]-[.B7615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18]-[.B76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619]-[.B761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620]-[.B761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621]-[.B761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622]-[.B76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7623]-[.B762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624]-[.B762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625]-[.B762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26]-[.B762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627]-[.B762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628]-[.B7626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629]-[.B762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630]-[.B7628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31]-[.B7629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632]-[.B76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633]-[.B7631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634]-[.B7632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635]-[.B76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636]-[.B763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637]-[.B7635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638]-[.B763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639]-[.B763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640]-[.B763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641]-[.B763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642]-[.B764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43]-[.B7641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644]-[.B764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645]-[.B764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646]-[.B764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647]-[.B764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648]-[.B76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7649]-[.B764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650]-[.B764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651]-[.B7649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7652]-[.B7650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7653]-[.B765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54]-[.B7652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655]-[.B765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656]-[.B765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657]-[.B765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7658]-[.B765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659]-[.B765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660]-[.B765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661]-[.B765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662]-[.B766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63]-[.B766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664]-[.B766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65]-[.B76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7666]-[.B766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667]-[.B766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668]-[.B766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69]-[.B766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670]-[.B76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7671]-[.B766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672]-[.B7670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73]-[.B767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674]-[.B767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675]-[.B767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676]-[.B767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77]-[.B767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7678]-[.B767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679]-[.B767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680]-[.B767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81]-[.B767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682]-[.B768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683]-[.B7681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684]-[.B768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685]-[.B768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686]-[.B768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687]-[.B768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688]-[.B7686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689]-[.B76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7690]-[.B768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691]-[.B76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692]-[.B769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693]-[.B769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694]-[.B769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695]-[.B769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696]-[.B769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697]-[.B7695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7698]-[.B769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699]-[.B769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00]-[.B76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7701]-[.B769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02]-[.B770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703]-[.B7701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7704]-[.B770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705]-[.B77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7706]-[.B7704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07]-[.B770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08]-[.B7706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709]-[.B770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710]-[.B7708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11]-[.B770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712]-[.B771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713]-[.B7711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14]-[.B7712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715]-[.B7713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716]-[.B7714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17]-[.B771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18]-[.B771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19]-[.B771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20]-[.B771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21]-[.B771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22]-[.B772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23]-[.B77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724]-[.B772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725]-[.B772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726]-[.B772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27]-[.B77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7728]-[.B772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729]-[.B7727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730]-[.B772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731]-[.B77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732]-[.B773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33]-[.B7731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734]-[.B773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35]-[.B773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736]-[.B773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37]-[.B77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38]-[.B773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39]-[.B773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40]-[.B773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741]-[.B7739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742]-[.B774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743]-[.B7741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44]-[.B774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745]-[.B774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7746]-[.B774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747]-[.B774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48]-[.B7746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749]-[.B7747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750]-[.B774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751]-[.B774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752]-[.B77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7753]-[.B7751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754]-[.B775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755]-[.B775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7756]-[.B7754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757]-[.B77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758]-[.B77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7759]-[.B775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760]-[.B7758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761]-[.B775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62]-[.B776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763]-[.B776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64]-[.B77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765]-[.B776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7766]-[.B776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767]-[.B776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7768]-[.B77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69]-[.B776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70]-[.B7768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771]-[.B7769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72]-[.B7770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773]-[.B777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774]-[.B7772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775]-[.B777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776]-[.B777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77]-[.B777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778]-[.B777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779]-[.B7777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780]-[.B777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7781]-[.B777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82]-[.B778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7783]-[.B77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84]-[.B77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785]-[.B778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7786]-[.B778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787]-[.B778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88]-[.B7786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789]-[.B778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90]-[.B778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791]-[.B77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92]-[.B779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793]-[.B7791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794]-[.B779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795]-[.B779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796]-[.B779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7797]-[.B7795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798]-[.B77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799]-[.B7797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800]-[.B779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801]-[.B779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802]-[.B780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803]-[.B78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7804]-[.B780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805]-[.B780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806]-[.B7804]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807]-[.B780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808]-[.B780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809]-[.B780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810]-[.B780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811]-[.B780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812]-[.B781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813]-[.B781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814]-[.B781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7815]-[.B7813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816]-[.B781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817]-[.B781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818]-[.B781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819]-[.B7817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820]-[.B781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821]-[.B78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7822]-[.B782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823]-[.B782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824]-[.B7822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825]-[.B782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7826]-[.B7824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827]-[.B782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7828]-[.B782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829]-[.B78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7830]-[.B7828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831]-[.B782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832]-[.B7830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833]-[.B78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834]-[.B78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7835]-[.B7833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7836]-[.B7834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837]-[.B7835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838]-[.B783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839]-[.B7837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840]-[.B783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841]-[.B783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842]-[.B78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843]-[.B784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A7844]-[.B7842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845]-[.B7843]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846]-[.B784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847]-[.B7845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7848]-[.B784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7849]-[.B784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850]-[.B7848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851]-[.B7849]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852]-[.B7850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853]-[.B7851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7854]-[.B7852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(SUM([.C1:.C7854])*SUM([.C1:.C7854]))" office:value-type="float" office:value="1936" calcext:value-type="float">
            <text:p>19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0:31:01.772000000</meta:creation-date>
    <dc:date>2015-09-15T20:43:55.560000000</dc:date>
    <meta:editing-duration>PT12M56S</meta:editing-duration>
    <meta:editing-cycles>1</meta:editing-cycles>
    <meta:document-statistic meta:table-count="1" meta:cell-count="23563" meta:object-count="0"/>
    <meta:generator>LibreOffice/4.4.3.2$Windows_x86 LibreOffice_project/88805f81e9fe61362df02b9941de8e38a9b5fd16</meta:generator>
  </office:meta>
</office:document-meta>
</file>